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4" style:family="paragraph" style:parent-style-name="Standard">
      <style:text-properties fo:font-size="16pt" officeooo:rsid="0011c3cf" officeooo:paragraph-rsid="0011c3cf" style:font-size-asian="16pt" style:font-size-complex="16pt"/>
    </style:style>
    <style:style style:name="P15"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6" style:family="paragraph" style:parent-style-name="Standard">
      <style:text-properties fo:font-weight="bold" officeooo:rsid="00b92104" officeooo:paragraph-rsid="00b92104" style:font-weight-asian="bold" style:font-weight-complex="bold"/>
    </style:style>
    <style:style style:name="P17" style:family="paragraph" style:parent-style-name="Standard">
      <style:text-properties fo:font-weight="bold" officeooo:rsid="00cf7d7d" officeooo:paragraph-rsid="00cf7d7d" style:font-weight-asian="bold" style:font-weight-complex="bold"/>
    </style:style>
    <style:style style:name="P18" style:family="paragraph" style:parent-style-name="Standard">
      <style:text-properties fo:font-weight="bold" officeooo:rsid="00cf7f4c" officeooo:paragraph-rsid="00cf7f4c" style:font-weight-asian="bold" style:font-weight-complex="bold"/>
    </style:style>
    <style:style style:name="P19" style:family="paragraph" style:parent-style-name="Standard">
      <style:text-properties fo:font-weight="bold" officeooo:rsid="00b588d7" officeooo:paragraph-rsid="00b588d7" style:font-weight-asian="bold" style:font-weight-complex="bold"/>
    </style:style>
    <style:style style:name="P20" style:family="paragraph" style:parent-style-name="Standard">
      <style:text-properties fo:font-weight="bold" officeooo:rsid="00d33700" officeooo:paragraph-rsid="00d33700" style:font-weight-asian="bold" style:font-weight-complex="bold"/>
    </style:style>
    <style:style style:name="P21" style:family="paragraph" style:parent-style-name="Standard">
      <style:text-properties fo:font-weight="bold" officeooo:rsid="00db1262" officeooo:paragraph-rsid="00db1262" style:font-weight-asian="bold" style:font-weight-complex="bold"/>
    </style:style>
    <style:style style:name="P22" style:family="paragraph" style:parent-style-name="Standard">
      <style:text-properties fo:font-weight="bold" officeooo:rsid="00ede024" officeooo:paragraph-rsid="00ede024" style:font-weight-asian="bold" style:font-weight-complex="bold"/>
    </style:style>
    <style:style style:name="P23" style:family="paragraph" style:parent-style-name="Standard">
      <style:text-properties fo:font-weight="bold" officeooo:rsid="00d641ff" officeooo:paragraph-rsid="00d641ff" style:font-weight-asian="bold" style:font-weight-complex="bold"/>
    </style:style>
    <style:style style:name="P24" style:family="paragraph" style:parent-style-name="Standard">
      <style:text-properties fo:font-weight="bold" officeooo:rsid="00f14f69" officeooo:paragraph-rsid="00f14f69" style:font-weight-asian="bold" style:font-weight-complex="bold"/>
    </style:style>
    <style:style style:name="P25" style:family="paragraph" style:parent-style-name="Standard">
      <style:text-properties fo:font-weight="bold" officeooo:rsid="0101f9a8" officeooo:paragraph-rsid="0101f9a8" style:font-weight-asian="bold" style:font-weight-complex="bold"/>
    </style:style>
    <style:style style:name="P26" style:family="paragraph" style:parent-style-name="Standard">
      <style:text-properties fo:font-weight="bold" officeooo:rsid="00ff1748" officeooo:paragraph-rsid="00ff1748" style:font-weight-asian="bold" style:font-weight-complex="bold"/>
    </style:style>
    <style:style style:name="P27" style:family="paragraph" style:parent-style-name="Standard">
      <style:text-properties fo:font-weight="bold" officeooo:rsid="0106bc0d" officeooo:paragraph-rsid="0106bc0d" style:font-weight-asian="bold" style:font-weight-complex="bold"/>
    </style:style>
    <style:style style:name="P28" style:family="paragraph" style:parent-style-name="Standard">
      <style:text-properties fo:font-weight="bold" officeooo:rsid="01076f7d" officeooo:paragraph-rsid="01076f7d" style:font-weight-asian="bold" style:font-weight-complex="bold"/>
    </style:style>
    <style:style style:name="P29" style:family="paragraph" style:parent-style-name="Standard">
      <style:text-properties fo:font-weight="bold" officeooo:rsid="010a8f78" officeooo:paragraph-rsid="010a8f78" style:font-weight-asian="bold" style:font-weight-complex="bold"/>
    </style:style>
    <style:style style:name="P30" style:family="paragraph" style:parent-style-name="Standard">
      <style:text-properties fo:font-weight="bold" officeooo:rsid="0111622c" officeooo:paragraph-rsid="0111622c" style:font-weight-asian="bold" style:font-weight-complex="bold"/>
    </style:style>
    <style:style style:name="P31" style:family="paragraph" style:parent-style-name="Standard">
      <style:text-properties fo:font-weight="bold" officeooo:rsid="01122920" officeooo:paragraph-rsid="01122920" style:font-weight-asian="bold" style:font-weight-complex="bold"/>
    </style:style>
    <style:style style:name="P32" style:family="paragraph" style:parent-style-name="Standard">
      <style:text-properties fo:font-weight="bold" officeooo:rsid="0113c904" officeooo:paragraph-rsid="011f5467" style:font-weight-asian="bold" style:font-weight-complex="bold"/>
    </style:style>
    <style:style style:name="P33" style:family="paragraph" style:parent-style-name="Standard">
      <style:text-properties fo:font-weight="bold" officeooo:rsid="0113eee0" officeooo:paragraph-rsid="0113eee0" style:font-weight-asian="bold" style:font-weight-complex="bold"/>
    </style:style>
    <style:style style:name="P34" style:family="paragraph" style:parent-style-name="Standard">
      <style:text-properties fo:font-weight="bold" officeooo:rsid="0114eba9" officeooo:paragraph-rsid="0114eba9" style:font-weight-asian="bold" style:font-weight-complex="bold"/>
    </style:style>
    <style:style style:name="P35" style:family="paragraph" style:parent-style-name="Standard">
      <style:text-properties fo:font-weight="bold" officeooo:rsid="0128732d" officeooo:paragraph-rsid="0128732d" style:font-weight-asian="bold" style:font-weight-complex="bold"/>
    </style:style>
    <style:style style:name="P36" style:family="paragraph" style:parent-style-name="Standard">
      <style:text-properties fo:font-weight="bold" officeooo:rsid="012b92b3" officeooo:paragraph-rsid="012b92b3" style:font-weight-asian="bold" style:font-weight-complex="bold"/>
    </style:style>
    <style:style style:name="P37" style:family="paragraph" style:parent-style-name="Standard">
      <style:text-properties fo:font-weight="bold" officeooo:rsid="0134afdc" officeooo:paragraph-rsid="0134afdc"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fo:font-weight="bold" officeooo:rsid="01159ddd" officeooo:paragraph-rsid="01418515" style:font-weight-asian="bold" style:font-weight-complex="bold"/>
    </style:style>
    <style:style style:name="P40" style:family="paragraph" style:parent-style-name="Standard">
      <style:text-properties fo:font-weight="bold" officeooo:rsid="01418515" officeooo:paragraph-rsid="01418515" style:font-weight-asian="bold" style:font-weight-complex="bold"/>
    </style:style>
    <style:style style:name="P41"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2"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3"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4"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5" style:family="paragraph" style:parent-style-name="Standard">
      <style:text-properties fo:font-weight="bold" officeooo:rsid="013849b2" officeooo:paragraph-rsid="013849b2" style:font-weight-asian="bold" style:font-weight-complex="bold"/>
    </style:style>
    <style:style style:name="P46" style:family="paragraph" style:parent-style-name="Standard">
      <style:text-properties fo:font-weight="bold" officeooo:rsid="013849b2" officeooo:paragraph-rsid="014bc814" style:font-weight-asian="bold" style:font-weight-complex="bold"/>
    </style:style>
    <style:style style:name="P47" style:family="paragraph" style:parent-style-name="Standard">
      <style:text-properties fo:font-weight="bold" officeooo:rsid="013849b2" officeooo:paragraph-rsid="014ed55e" style:font-weight-asian="bold" style:font-weight-complex="bold"/>
    </style:style>
    <style:style style:name="P48" style:family="paragraph" style:parent-style-name="Standard">
      <style:text-properties fo:font-weight="bold" officeooo:rsid="0115bb43" officeooo:paragraph-rsid="0115bb43" style:font-weight-asian="bold" style:font-weight-complex="bold"/>
    </style:style>
    <style:style style:name="P49" style:family="paragraph" style:parent-style-name="Standard">
      <style:text-properties fo:font-weight="bold" officeooo:rsid="0151ce7c" officeooo:paragraph-rsid="0151ce7c" style:font-weight-asian="bold" style:font-weight-complex="bold"/>
    </style:style>
    <style:style style:name="P50" style:family="paragraph" style:parent-style-name="Standard">
      <style:text-properties fo:font-weight="bold" officeooo:rsid="015e9831" officeooo:paragraph-rsid="015e9831" style:font-weight-asian="bold" style:font-weight-complex="bold"/>
    </style:style>
    <style:style style:name="P51" style:family="paragraph" style:parent-style-name="Standard">
      <style:text-properties fo:font-weight="bold" officeooo:rsid="0161cc3d" officeooo:paragraph-rsid="0161cc3d" style:font-weight-asian="bold" style:font-weight-complex="bold"/>
    </style:style>
    <style:style style:name="P52" style:family="paragraph" style:parent-style-name="Standard">
      <style:text-properties fo:font-weight="bold" officeooo:rsid="0163c03e" officeooo:paragraph-rsid="0163c03e" style:font-weight-asian="bold" style:font-weight-complex="bold"/>
    </style:style>
    <style:style style:name="P53" style:family="paragraph" style:parent-style-name="Standard">
      <style:text-properties fo:font-weight="bold" officeooo:rsid="01887491" officeooo:paragraph-rsid="01887491" style:font-weight-asian="bold" style:font-weight-complex="bold"/>
    </style:style>
    <style:style style:name="P54" style:family="paragraph" style:parent-style-name="Standard">
      <style:text-properties fo:font-weight="bold" officeooo:rsid="01924157" officeooo:paragraph-rsid="01924157" style:font-weight-asian="bold" style:font-weight-complex="bold"/>
    </style:style>
    <style:style style:name="P55" style:family="paragraph" style:parent-style-name="Standard">
      <style:text-properties fo:font-weight="bold" officeooo:rsid="0195e51a" officeooo:paragraph-rsid="0195e51a" style:font-weight-asian="bold" style:font-weight-complex="bold"/>
    </style:style>
    <style:style style:name="P56" style:family="paragraph" style:parent-style-name="Standard">
      <style:text-properties fo:font-weight="bold" officeooo:rsid="01938b0c" officeooo:paragraph-rsid="01924157" style:font-weight-asian="bold" style:font-weight-complex="bold"/>
    </style:style>
    <style:style style:name="P57" style:family="paragraph" style:parent-style-name="Standard">
      <style:text-properties fo:font-weight="bold" officeooo:rsid="01a2d2af" officeooo:paragraph-rsid="01a2d2af" style:font-weight-asian="bold" style:font-weight-complex="bold"/>
    </style:style>
    <style:style style:name="P58" style:family="paragraph" style:parent-style-name="Standard">
      <style:text-properties fo:font-weight="bold" officeooo:rsid="01a6f630" officeooo:paragraph-rsid="01a6f630" style:font-weight-asian="bold" style:font-weight-complex="bold"/>
    </style:style>
    <style:style style:name="P59" style:family="paragraph" style:parent-style-name="Standard">
      <style:text-properties fo:font-weight="bold" officeooo:rsid="0195e51a" officeooo:paragraph-rsid="0195e51a" fo:background-color="#fff200" style:font-weight-asian="bold" style:font-weight-complex="bold"/>
    </style:style>
    <style:style style:name="P60" style:family="paragraph" style:parent-style-name="Standard">
      <style:text-properties officeooo:rsid="000765fc" officeooo:paragraph-rsid="000765fc"/>
    </style:style>
    <style:style style:name="P61" style:family="paragraph" style:parent-style-name="Standard">
      <style:text-properties officeooo:rsid="000765fc" officeooo:paragraph-rsid="006ffca1"/>
    </style:style>
    <style:style style:name="P62" style:family="paragraph" style:parent-style-name="Standard">
      <style:text-properties officeooo:rsid="000765fc" officeooo:paragraph-rsid="00358b91"/>
    </style:style>
    <style:style style:name="P63" style:family="paragraph" style:parent-style-name="Standard">
      <style:text-properties officeooo:rsid="000765fc" officeooo:paragraph-rsid="0097db5f"/>
    </style:style>
    <style:style style:name="P64" style:family="paragraph" style:parent-style-name="Standard">
      <style:text-properties officeooo:rsid="000f0579" officeooo:paragraph-rsid="000f0579"/>
    </style:style>
    <style:style style:name="P65" style:family="paragraph" style:parent-style-name="Standard">
      <style:text-properties officeooo:rsid="000f0579" officeooo:paragraph-rsid="0011c3cf"/>
    </style:style>
    <style:style style:name="P66" style:family="paragraph" style:parent-style-name="Standard">
      <style:text-properties officeooo:rsid="0011c3cf" officeooo:paragraph-rsid="001b11b8"/>
    </style:style>
    <style:style style:name="P67" style:family="paragraph" style:parent-style-name="Standard">
      <style:text-properties fo:font-size="12pt" officeooo:rsid="000765fc" officeooo:paragraph-rsid="001ba3a6" style:font-size-asian="12pt" style:font-size-complex="12pt"/>
    </style:style>
    <style:style style:name="P68" style:family="paragraph" style:parent-style-name="Standard">
      <style:text-properties fo:font-size="12pt" officeooo:rsid="000765fc" officeooo:paragraph-rsid="0020de7e" style:font-size-asian="12pt" style:font-size-complex="12pt"/>
    </style:style>
    <style:style style:name="P69" style:family="paragraph" style:parent-style-name="Standard">
      <style:text-properties fo:font-size="12pt" officeooo:rsid="002201b0" officeooo:paragraph-rsid="002201b0" style:font-size-asian="12pt" style:font-size-complex="12pt"/>
    </style:style>
    <style:style style:name="P70" style:family="paragraph" style:parent-style-name="Standard">
      <style:text-properties fo:font-size="12pt" officeooo:rsid="00297d42" officeooo:paragraph-rsid="002cf92e" style:font-size-asian="12pt" style:font-size-complex="12pt"/>
    </style:style>
    <style:style style:name="P71" style:family="paragraph" style:parent-style-name="Standard">
      <style:text-properties fo:font-size="12pt" officeooo:rsid="00358b91" officeooo:paragraph-rsid="00358b91" style:font-size-asian="12pt" style:font-size-complex="12pt"/>
    </style:style>
    <style:style style:name="P72" style:family="paragraph" style:parent-style-name="Standard">
      <style:text-properties fo:font-size="12pt" officeooo:rsid="002b0ee7" officeooo:paragraph-rsid="002cf92e" style:font-size-asian="12pt" style:font-size-complex="12pt"/>
    </style:style>
    <style:style style:name="P73"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92"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93"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06"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107"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108" style:family="paragraph" style:parent-style-name="Standard">
      <style:text-properties officeooo:rsid="001e0210" officeooo:paragraph-rsid="001e0210"/>
    </style:style>
    <style:style style:name="P109" style:family="paragraph" style:parent-style-name="Standard">
      <style:text-properties officeooo:rsid="002fc75f" officeooo:paragraph-rsid="0030cf4c"/>
    </style:style>
    <style:style style:name="P110"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11"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12"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13"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14"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15"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16"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117" style:family="paragraph" style:parent-style-name="Standard">
      <style:text-properties fo:font-size="10pt" officeooo:rsid="00e33bab" officeooo:paragraph-rsid="00e33bab" style:font-size-asian="10pt" style:font-size-complex="10pt"/>
    </style:style>
    <style:style style:name="P118"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119" style:family="paragraph" style:parent-style-name="Standard">
      <style:text-properties officeooo:rsid="004dd203" officeooo:paragraph-rsid="004dd203"/>
    </style:style>
    <style:style style:name="P120" style:family="paragraph" style:parent-style-name="Standard">
      <style:text-properties officeooo:rsid="00515f72" officeooo:paragraph-rsid="00515f72"/>
    </style:style>
    <style:style style:name="P121" style:family="paragraph" style:parent-style-name="Standard">
      <style:text-properties officeooo:rsid="0053220a" officeooo:paragraph-rsid="0053220a"/>
    </style:style>
    <style:style style:name="P122" style:family="paragraph" style:parent-style-name="Standard">
      <style:text-properties fo:font-style="italic" officeooo:rsid="0053220a" officeooo:paragraph-rsid="0053220a" style:font-style-asian="italic" style:font-style-complex="italic"/>
    </style:style>
    <style:style style:name="P123"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124" style:family="paragraph" style:parent-style-name="Standard">
      <style:text-properties officeooo:rsid="0055cec4" officeooo:paragraph-rsid="0055cec4"/>
    </style:style>
    <style:style style:name="P125" style:family="paragraph" style:parent-style-name="Standard">
      <style:text-properties officeooo:rsid="00580c67" officeooo:paragraph-rsid="00580c67"/>
    </style:style>
    <style:style style:name="P126" style:family="paragraph" style:parent-style-name="Standard">
      <style:text-properties officeooo:rsid="0058f4e1" officeooo:paragraph-rsid="0058f4e1"/>
    </style:style>
    <style:style style:name="P127" style:family="paragraph" style:parent-style-name="Standard">
      <style:text-properties officeooo:rsid="005b8535" officeooo:paragraph-rsid="005b8535"/>
    </style:style>
    <style:style style:name="P128" style:family="paragraph" style:parent-style-name="Standard">
      <style:text-properties style:text-underline-style="solid" style:text-underline-width="auto" style:text-underline-color="font-color" officeooo:rsid="005b8535" officeooo:paragraph-rsid="005b8535"/>
    </style:style>
    <style:style style:name="P129"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30"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31"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32"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33"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34"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35" style:family="paragraph" style:parent-style-name="Standard">
      <style:text-properties style:text-underline-style="solid" style:text-underline-width="auto" style:text-underline-color="font-color" officeooo:rsid="006f4470" officeooo:paragraph-rsid="006f4470"/>
    </style:style>
    <style:style style:name="P136" style:family="paragraph" style:parent-style-name="Standard">
      <style:text-properties style:text-underline-style="solid" style:text-underline-width="auto" style:text-underline-color="font-color" officeooo:rsid="006f4470" officeooo:paragraph-rsid="006ffca1"/>
    </style:style>
    <style:style style:name="P137" style:family="paragraph" style:parent-style-name="Standard">
      <style:text-properties style:text-underline-style="solid" style:text-underline-width="auto" style:text-underline-color="font-color" officeooo:rsid="006f4470" officeooo:paragraph-rsid="0073c1c9"/>
    </style:style>
    <style:style style:name="P138" style:family="paragraph" style:parent-style-name="Standard">
      <style:text-properties style:text-underline-style="solid" style:text-underline-width="auto" style:text-underline-color="font-color" officeooo:rsid="00a04ea5" officeooo:paragraph-rsid="00a04ea5"/>
    </style:style>
    <style:style style:name="P139" style:family="paragraph" style:parent-style-name="Standard">
      <style:text-properties style:text-underline-style="solid" style:text-underline-width="auto" style:text-underline-color="font-color" officeooo:rsid="00a6da53" officeooo:paragraph-rsid="00a6da53"/>
    </style:style>
    <style:style style:name="P140" style:family="paragraph" style:parent-style-name="Standard">
      <style:text-properties style:text-underline-style="solid" style:text-underline-width="auto" style:text-underline-color="font-color" officeooo:rsid="00a6da53" officeooo:paragraph-rsid="00b4fa6b"/>
    </style:style>
    <style:style style:name="P141"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43" style:family="paragraph" style:parent-style-name="Standard">
      <style:text-properties style:text-underline-style="solid" style:text-underline-width="auto" style:text-underline-color="font-color" officeooo:rsid="00a426b3" officeooo:paragraph-rsid="00a426b3"/>
    </style:style>
    <style:style style:name="P144"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45" style:family="paragraph" style:parent-style-name="Standard">
      <style:text-properties officeooo:rsid="005f4fc5" officeooo:paragraph-rsid="005f4fc5"/>
    </style:style>
    <style:style style:name="P146" style:family="paragraph" style:parent-style-name="Standard">
      <style:text-properties officeooo:rsid="00605057" officeooo:paragraph-rsid="00605057"/>
    </style:style>
    <style:style style:name="P147" style:family="paragraph" style:parent-style-name="Standard">
      <style:text-properties officeooo:rsid="00637ac3" officeooo:paragraph-rsid="00637ac3"/>
    </style:style>
    <style:style style:name="P148" style:family="paragraph" style:parent-style-name="Standard">
      <style:text-properties officeooo:rsid="005cfd41" officeooo:paragraph-rsid="005cfd41"/>
    </style:style>
    <style:style style:name="P149" style:family="paragraph" style:parent-style-name="Standard">
      <style:text-properties officeooo:rsid="005cfd41" officeooo:paragraph-rsid="0073c1c9"/>
    </style:style>
    <style:style style:name="P150" style:family="paragraph" style:parent-style-name="Standard">
      <style:text-properties officeooo:rsid="005cfd41" officeooo:paragraph-rsid="00741d8d"/>
    </style:style>
    <style:style style:name="P151" style:family="paragraph" style:parent-style-name="Standard">
      <style:paragraph-properties fo:text-align="start" style:justify-single-word="false"/>
      <style:text-properties officeooo:rsid="00c0b97c" officeooo:paragraph-rsid="0066bc3a"/>
    </style:style>
    <style:style style:name="P152" style:family="paragraph" style:parent-style-name="Standard">
      <style:paragraph-properties fo:text-align="start" style:justify-single-word="false"/>
      <style:text-properties officeooo:rsid="00c3b356" officeooo:paragraph-rsid="0066bc3a"/>
    </style:style>
    <style:style style:name="P153" style:family="paragraph" style:parent-style-name="Standard">
      <style:paragraph-properties fo:text-align="start" style:justify-single-word="false"/>
      <style:text-properties officeooo:rsid="00bcd33a" officeooo:paragraph-rsid="0066bc3a"/>
    </style:style>
    <style:style style:name="P154" style:family="paragraph" style:parent-style-name="Standard">
      <style:paragraph-properties fo:text-align="start" style:justify-single-word="false"/>
      <style:text-properties officeooo:rsid="00bcd33a" officeooo:paragraph-rsid="006ebe28"/>
    </style:style>
    <style:style style:name="P155" style:family="paragraph" style:parent-style-name="Standard">
      <style:paragraph-properties fo:text-align="start" style:justify-single-word="false"/>
      <style:text-properties officeooo:rsid="00bcd33a" officeooo:paragraph-rsid="00942027"/>
    </style:style>
    <style:style style:name="P156" style:family="paragraph" style:parent-style-name="Standard">
      <style:text-properties officeooo:rsid="00696a35" officeooo:paragraph-rsid="006fa69b"/>
    </style:style>
    <style:style style:name="P157" style:family="paragraph" style:parent-style-name="Standard">
      <style:paragraph-properties fo:text-align="start" style:justify-single-word="false"/>
      <style:text-properties officeooo:rsid="006ba84e" officeooo:paragraph-rsid="006ba84e"/>
    </style:style>
    <style:style style:name="P158" style:family="paragraph" style:parent-style-name="Standard">
      <style:paragraph-properties fo:text-align="start" style:justify-single-word="false"/>
      <style:text-properties officeooo:rsid="006d97ba" officeooo:paragraph-rsid="006d97ba"/>
    </style:style>
    <style:style style:name="P159" style:family="paragraph" style:parent-style-name="Standard">
      <style:text-properties officeooo:rsid="006ffca1" officeooo:paragraph-rsid="006ffca1"/>
    </style:style>
    <style:style style:name="P160" style:family="paragraph" style:parent-style-name="Standard">
      <style:text-properties officeooo:rsid="00741d8d" officeooo:paragraph-rsid="00741d8d"/>
    </style:style>
    <style:style style:name="P161"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62" style:family="paragraph" style:parent-style-name="Standard">
      <style:text-properties style:text-underline-style="none" officeooo:rsid="0075a00f" officeooo:paragraph-rsid="0075a00f"/>
    </style:style>
    <style:style style:name="P163" style:family="paragraph" style:parent-style-name="Standard">
      <style:text-properties style:text-underline-style="none" fo:font-weight="bold" officeooo:rsid="00aaeec6" officeooo:paragraph-rsid="00aaeec6" style:font-weight-asian="bold" style:font-weight-complex="bold"/>
    </style:style>
    <style:style style:name="P164" style:family="paragraph" style:parent-style-name="Standard">
      <style:text-properties style:text-underline-style="none" fo:font-weight="normal" officeooo:rsid="00ad1354" officeooo:paragraph-rsid="00ad1354" style:font-weight-asian="normal" style:font-weight-complex="normal"/>
    </style:style>
    <style:style style:name="P165" style:family="paragraph" style:parent-style-name="Standard">
      <style:text-properties style:text-underline-style="none" officeooo:rsid="00b2fd5a" officeooo:paragraph-rsid="00b4fa6b"/>
    </style:style>
    <style:style style:name="P166" style:family="paragraph" style:parent-style-name="Standard">
      <style:text-properties officeooo:rsid="007640e7" officeooo:paragraph-rsid="007640e7"/>
    </style:style>
    <style:style style:name="P167" style:family="paragraph" style:parent-style-name="Standard">
      <style:paragraph-properties fo:text-align="start" style:justify-single-word="false"/>
      <style:text-properties officeooo:rsid="00c4dc39" officeooo:paragraph-rsid="00942027"/>
    </style:style>
    <style:style style:name="P168" style:family="paragraph" style:parent-style-name="Standard">
      <style:text-properties officeooo:paragraph-rsid="009ab082"/>
    </style:style>
    <style:style style:name="P169" style:family="paragraph" style:parent-style-name="Standard">
      <style:text-properties officeooo:rsid="009feaa7" officeooo:paragraph-rsid="009feaa7"/>
    </style:style>
    <style:style style:name="P170" style:family="paragraph" style:parent-style-name="Standard">
      <style:text-properties officeooo:rsid="00a04ea5" officeooo:paragraph-rsid="00a04ea5"/>
    </style:style>
    <style:style style:name="P171" style:family="paragraph" style:parent-style-name="Standard">
      <style:text-properties officeooo:rsid="00a0aa55" officeooo:paragraph-rsid="00a0aa55"/>
    </style:style>
    <style:style style:name="P172" style:family="paragraph" style:parent-style-name="Standard">
      <style:text-properties officeooo:rsid="00a426b3" officeooo:paragraph-rsid="00a426b3"/>
    </style:style>
    <style:style style:name="P173" style:family="paragraph" style:parent-style-name="Standard">
      <style:text-properties officeooo:paragraph-rsid="00a5ecea"/>
    </style:style>
    <style:style style:name="P174" style:family="paragraph" style:parent-style-name="Standard">
      <style:text-properties officeooo:paragraph-rsid="00a426b3"/>
    </style:style>
    <style:style style:name="P175" style:family="paragraph" style:parent-style-name="Standard">
      <style:text-properties officeooo:paragraph-rsid="00a6da53"/>
    </style:style>
    <style:style style:name="P176" style:family="paragraph" style:parent-style-name="Standard">
      <style:text-properties officeooo:paragraph-rsid="00aaeec6"/>
    </style:style>
    <style:style style:name="P177" style:family="paragraph" style:parent-style-name="Standard">
      <style:text-properties officeooo:paragraph-rsid="00a6defb"/>
    </style:style>
    <style:style style:name="P178" style:family="paragraph" style:parent-style-name="Standard">
      <style:text-properties officeooo:rsid="00b4fa6b" officeooo:paragraph-rsid="00b4fa6b"/>
    </style:style>
    <style:style style:name="P179" style:family="paragraph" style:parent-style-name="Standard">
      <style:text-properties officeooo:rsid="00b4fa6b" officeooo:paragraph-rsid="00b54ecc"/>
    </style:style>
    <style:style style:name="P180" style:family="paragraph" style:parent-style-name="Standard">
      <style:text-properties officeooo:rsid="00b588d7"/>
    </style:style>
    <style:style style:name="P181" style:family="paragraph" style:parent-style-name="Standard">
      <style:text-properties officeooo:rsid="00b588d7" officeooo:paragraph-rsid="00b588d7"/>
    </style:style>
    <style:style style:name="P182" style:family="paragraph" style:parent-style-name="Standard">
      <style:text-properties officeooo:rsid="00b588d7" officeooo:paragraph-rsid="00c87b98"/>
    </style:style>
    <style:style style:name="P183" style:family="paragraph" style:parent-style-name="Standard">
      <style:text-properties officeooo:paragraph-rsid="00b54ecc"/>
    </style:style>
    <style:style style:name="P184" style:family="paragraph" style:parent-style-name="Standard">
      <style:text-properties officeooo:rsid="00ba8741" officeooo:paragraph-rsid="00ba8741"/>
    </style:style>
    <style:style style:name="P185" style:family="paragraph" style:parent-style-name="Standard">
      <style:text-properties officeooo:rsid="00ba9c53" officeooo:paragraph-rsid="00ba9c53"/>
    </style:style>
    <style:style style:name="P186" style:family="paragraph" style:parent-style-name="Standard">
      <style:text-properties officeooo:rsid="00bed0fa" officeooo:paragraph-rsid="00bed0fa"/>
    </style:style>
    <style:style style:name="P187" style:family="paragraph" style:parent-style-name="Standard">
      <style:text-properties officeooo:rsid="00c2e460" officeooo:paragraph-rsid="00c2e460"/>
    </style:style>
    <style:style style:name="P188" style:family="paragraph" style:parent-style-name="Standard">
      <style:text-properties officeooo:rsid="00c4c76b" officeooo:paragraph-rsid="00c4c76b"/>
    </style:style>
    <style:style style:name="P189" style:family="paragraph" style:parent-style-name="Standard">
      <style:text-properties officeooo:rsid="00c4c76b" officeooo:paragraph-rsid="00c62ca3"/>
    </style:style>
    <style:style style:name="P190" style:family="paragraph" style:parent-style-name="Standard">
      <style:text-properties officeooo:rsid="00c62ca3" officeooo:paragraph-rsid="00c62ca3"/>
    </style:style>
    <style:style style:name="P191" style:family="paragraph" style:parent-style-name="Standard">
      <style:text-properties officeooo:paragraph-rsid="00c87b98"/>
    </style:style>
    <style:style style:name="P192" style:family="paragraph" style:parent-style-name="Standard">
      <style:text-properties officeooo:rsid="00cb9d38" officeooo:paragraph-rsid="00cb9d38"/>
    </style:style>
    <style:style style:name="P193" style:family="paragraph" style:parent-style-name="Standard">
      <style:text-properties officeooo:paragraph-rsid="00cceede"/>
    </style:style>
    <style:style style:name="P194" style:family="paragraph" style:parent-style-name="Standard">
      <style:text-properties officeooo:paragraph-rsid="00cf7d7d"/>
    </style:style>
    <style:style style:name="P195" style:family="paragraph" style:parent-style-name="Standard">
      <style:text-properties officeooo:rsid="00cf7f4c" officeooo:paragraph-rsid="00cf7f4c"/>
    </style:style>
    <style:style style:name="P196" style:family="paragraph" style:parent-style-name="Standard">
      <style:text-properties officeooo:rsid="00a6da53" officeooo:paragraph-rsid="00a426b3"/>
    </style:style>
    <style:style style:name="P197" style:family="paragraph" style:parent-style-name="Standard">
      <style:text-properties officeooo:rsid="00c1e42b" officeooo:paragraph-rsid="00c1e42b"/>
    </style:style>
    <style:style style:name="P198" style:family="paragraph" style:parent-style-name="Standard">
      <style:text-properties officeooo:rsid="00d33700" officeooo:paragraph-rsid="00d33700"/>
    </style:style>
    <style:style style:name="P199" style:family="paragraph" style:parent-style-name="Standard">
      <style:text-properties officeooo:rsid="00d33700" officeooo:paragraph-rsid="00d79fa6"/>
    </style:style>
    <style:style style:name="P200" style:family="paragraph" style:parent-style-name="Standard">
      <style:text-properties officeooo:rsid="00d520e1" officeooo:paragraph-rsid="00d79fa6"/>
    </style:style>
    <style:style style:name="P201" style:family="paragraph" style:parent-style-name="Standard">
      <style:text-properties officeooo:rsid="00d641ff" officeooo:paragraph-rsid="00d641ff"/>
    </style:style>
    <style:style style:name="P202" style:family="paragraph" style:parent-style-name="Standard">
      <style:text-properties officeooo:rsid="00d79fa6" officeooo:paragraph-rsid="00d79fa6"/>
    </style:style>
    <style:style style:name="P203" style:family="paragraph" style:parent-style-name="Standard">
      <style:text-properties fo:font-weight="normal" officeooo:rsid="00dd0e54" officeooo:paragraph-rsid="00dd0e54" style:font-weight-asian="normal" style:font-weight-complex="normal"/>
    </style:style>
    <style:style style:name="P204" style:family="paragraph" style:parent-style-name="Standard">
      <style:text-properties fo:font-weight="normal" officeooo:rsid="00db1262" officeooo:paragraph-rsid="00db1262" style:font-weight-asian="normal" style:font-weight-complex="normal"/>
    </style:style>
    <style:style style:name="P205" style:family="paragraph" style:parent-style-name="Standard">
      <style:text-properties fo:font-weight="normal" officeooo:rsid="00d33700" officeooo:paragraph-rsid="00d33700" style:font-weight-asian="normal" style:font-weight-complex="normal"/>
    </style:style>
    <style:style style:name="P206" style:family="paragraph" style:parent-style-name="Standard">
      <style:text-properties fo:font-weight="normal" officeooo:rsid="00e8144b" officeooo:paragraph-rsid="00e8144b" style:font-weight-asian="normal" style:font-weight-complex="normal"/>
    </style:style>
    <style:style style:name="P207" style:family="paragraph" style:parent-style-name="Standard">
      <style:text-properties fo:font-weight="normal" officeooo:rsid="00e8b310" officeooo:paragraph-rsid="00e8b310" style:font-weight-asian="normal" style:font-weight-complex="normal"/>
    </style:style>
    <style:style style:name="P208" style:family="paragraph" style:parent-style-name="Standard">
      <style:text-properties fo:font-weight="normal" officeooo:rsid="00eafbc2" officeooo:paragraph-rsid="00eafbc2" style:font-weight-asian="normal" style:font-weight-complex="normal"/>
    </style:style>
    <style:style style:name="P209" style:family="paragraph" style:parent-style-name="Standard">
      <style:text-properties fo:font-weight="normal" officeooo:rsid="00ecf039" officeooo:paragraph-rsid="00ecf039" style:font-weight-asian="normal" style:font-weight-complex="normal"/>
    </style:style>
    <style:style style:name="P210" style:family="paragraph" style:parent-style-name="Standard">
      <style:text-properties fo:font-weight="normal" officeooo:rsid="00ede024" officeooo:paragraph-rsid="00ede024" style:font-weight-asian="normal" style:font-weight-complex="normal"/>
    </style:style>
    <style:style style:name="P211" style:family="paragraph" style:parent-style-name="Standard">
      <style:text-properties fo:font-weight="normal" officeooo:rsid="00ede024" officeooo:paragraph-rsid="00fd74f4" style:font-weight-asian="normal" style:font-weight-complex="normal"/>
    </style:style>
    <style:style style:name="P212" style:family="paragraph" style:parent-style-name="Standard">
      <style:text-properties fo:font-weight="normal" officeooo:rsid="00ff1748" officeooo:paragraph-rsid="00ff1748" style:font-weight-asian="normal" style:font-weight-complex="normal"/>
    </style:style>
    <style:style style:name="P213" style:family="paragraph" style:parent-style-name="Standard">
      <style:text-properties fo:font-weight="normal" officeooo:rsid="0100976d" officeooo:paragraph-rsid="0100976d" style:font-weight-asian="normal" style:font-weight-complex="normal"/>
    </style:style>
    <style:style style:name="P214" style:family="paragraph" style:parent-style-name="Standard">
      <style:text-properties fo:font-weight="normal" officeooo:rsid="0101f9a8" officeooo:paragraph-rsid="0101f9a8" style:font-weight-asian="normal" style:font-weight-complex="normal"/>
    </style:style>
    <style:style style:name="P215" style:family="paragraph" style:parent-style-name="Standard">
      <style:text-properties fo:font-weight="normal" officeooo:rsid="0106bc0d" officeooo:paragraph-rsid="0106bc0d" style:font-weight-asian="normal" style:font-weight-complex="normal"/>
    </style:style>
    <style:style style:name="P216" style:family="paragraph" style:parent-style-name="Standard">
      <style:text-properties fo:font-weight="normal" officeooo:rsid="01076f7d" officeooo:paragraph-rsid="01076f7d" style:font-weight-asian="normal" style:font-weight-complex="normal"/>
    </style:style>
    <style:style style:name="P217" style:family="paragraph" style:parent-style-name="Standard">
      <style:text-properties fo:font-weight="normal" officeooo:rsid="010a8f78" officeooo:paragraph-rsid="010a8f78" style:font-weight-asian="normal" style:font-weight-complex="normal"/>
    </style:style>
    <style:style style:name="P218" style:family="paragraph" style:parent-style-name="Standard">
      <style:text-properties fo:font-weight="normal" officeooo:rsid="010a8f78" officeooo:paragraph-rsid="01122920" style:font-weight-asian="normal" style:font-weight-complex="normal"/>
    </style:style>
    <style:style style:name="P219" style:family="paragraph" style:parent-style-name="Standard">
      <style:text-properties fo:font-weight="normal" officeooo:rsid="010eb3be" officeooo:paragraph-rsid="010eb3be" style:font-weight-asian="normal" style:font-weight-complex="normal"/>
    </style:style>
    <style:style style:name="P220" style:family="paragraph" style:parent-style-name="Standard">
      <style:text-properties fo:font-weight="normal" officeooo:rsid="0108d476" officeooo:paragraph-rsid="010ef274" style:font-weight-asian="normal" style:font-weight-complex="normal"/>
    </style:style>
    <style:style style:name="P221" style:family="paragraph" style:parent-style-name="Standard">
      <style:text-properties fo:font-weight="normal" officeooo:rsid="0111622c" officeooo:paragraph-rsid="0111622c" style:font-weight-asian="normal" style:font-weight-complex="normal"/>
    </style:style>
    <style:style style:name="P222" style:family="paragraph" style:parent-style-name="Standard">
      <style:text-properties fo:font-weight="normal" officeooo:rsid="01122920" officeooo:paragraph-rsid="01122920" style:font-weight-asian="normal" style:font-weight-complex="normal"/>
    </style:style>
    <style:style style:name="P223" style:family="paragraph" style:parent-style-name="Standard">
      <style:text-properties fo:font-weight="normal" officeooo:rsid="01122920" officeooo:paragraph-rsid="0128732d" style:font-weight-asian="normal" style:font-weight-complex="normal"/>
    </style:style>
    <style:style style:name="P224" style:family="paragraph" style:parent-style-name="Standard">
      <style:text-properties fo:font-weight="normal" officeooo:rsid="0113eee0" officeooo:paragraph-rsid="0113eee0" style:font-weight-asian="normal" style:font-weight-complex="normal"/>
    </style:style>
    <style:style style:name="P225" style:family="paragraph" style:parent-style-name="Standard">
      <style:text-properties fo:font-weight="normal" officeooo:rsid="0114eba9" officeooo:paragraph-rsid="0114eba9" style:font-weight-asian="normal" style:font-weight-complex="normal"/>
    </style:style>
    <style:style style:name="P226" style:family="paragraph" style:parent-style-name="Standard">
      <style:text-properties fo:font-weight="normal" officeooo:rsid="01159ddd" officeooo:paragraph-rsid="011f5467" style:font-weight-asian="normal" style:font-weight-complex="normal"/>
    </style:style>
    <style:style style:name="P227" style:family="paragraph" style:parent-style-name="Standard">
      <style:text-properties fo:font-weight="normal" officeooo:rsid="0115bb43" officeooo:paragraph-rsid="0115bb43" style:font-weight-asian="normal" style:font-weight-complex="normal"/>
    </style:style>
    <style:style style:name="P228" style:family="paragraph" style:parent-style-name="Standard">
      <style:text-properties fo:font-weight="normal" officeooo:rsid="0115bb43" officeooo:paragraph-rsid="018c52ec" style:font-weight-asian="normal" style:font-weight-complex="normal"/>
    </style:style>
    <style:style style:name="P229" style:family="paragraph" style:parent-style-name="Standard">
      <style:text-properties fo:font-weight="normal" officeooo:rsid="01215009" officeooo:paragraph-rsid="01215009" style:font-weight-asian="normal" style:font-weight-complex="normal"/>
    </style:style>
    <style:style style:name="P230" style:family="paragraph" style:parent-style-name="Standard">
      <style:text-properties fo:font-weight="normal" officeooo:rsid="01232bed" officeooo:paragraph-rsid="01232bed" style:font-weight-asian="normal" style:font-weight-complex="normal"/>
    </style:style>
    <style:style style:name="P231" style:family="paragraph" style:parent-style-name="Standard">
      <style:text-properties fo:font-weight="normal" officeooo:rsid="0124bd99" officeooo:paragraph-rsid="0124bd99" style:font-weight-asian="normal" style:font-weight-complex="normal"/>
    </style:style>
    <style:style style:name="P232" style:family="paragraph" style:parent-style-name="Standard">
      <style:text-properties fo:font-weight="normal" officeooo:rsid="0125f4d4" officeooo:paragraph-rsid="0125f4d4" style:font-weight-asian="normal" style:font-weight-complex="normal"/>
    </style:style>
    <style:style style:name="P233" style:family="paragraph" style:parent-style-name="Standard">
      <style:text-properties fo:font-weight="normal" officeooo:rsid="0128732d" officeooo:paragraph-rsid="0128732d" style:font-weight-asian="normal" style:font-weight-complex="normal"/>
    </style:style>
    <style:style style:name="P234" style:family="paragraph" style:parent-style-name="Standard">
      <style:text-properties fo:font-weight="normal" officeooo:rsid="012b3353" officeooo:paragraph-rsid="012b3353" style:font-weight-asian="normal" style:font-weight-complex="normal"/>
    </style:style>
    <style:style style:name="P235" style:family="paragraph" style:parent-style-name="Standard">
      <style:text-properties fo:font-weight="normal" officeooo:rsid="012b92b3" officeooo:paragraph-rsid="012b92b3" style:font-weight-asian="normal" style:font-weight-complex="normal"/>
    </style:style>
    <style:style style:name="P236" style:family="paragraph" style:parent-style-name="Standard">
      <style:text-properties fo:font-weight="normal" officeooo:rsid="012d9e73" officeooo:paragraph-rsid="012d9e73" style:font-weight-asian="normal" style:font-weight-complex="normal"/>
    </style:style>
    <style:style style:name="P237" style:family="paragraph" style:parent-style-name="Standard">
      <style:text-properties fo:font-weight="normal" officeooo:rsid="012d9e73" officeooo:paragraph-rsid="0136a101" style:font-weight-asian="normal" style:font-weight-complex="normal"/>
    </style:style>
    <style:style style:name="P238" style:family="paragraph" style:parent-style-name="Standard">
      <style:text-properties fo:font-weight="normal" officeooo:rsid="013849b2" officeooo:paragraph-rsid="013849b2" style:font-weight-asian="normal" style:font-weight-complex="normal"/>
    </style:style>
    <style:style style:name="P239" style:family="paragraph" style:parent-style-name="Standard">
      <style:text-properties fo:font-weight="normal" officeooo:rsid="013849b2" officeooo:paragraph-rsid="013dfde8" style:font-weight-asian="normal" style:font-weight-complex="normal"/>
    </style:style>
    <style:style style:name="P240" style:family="paragraph" style:parent-style-name="Standard">
      <style:text-properties fo:font-weight="normal" officeooo:rsid="013849b2" officeooo:paragraph-rsid="013e11e3" style:font-weight-asian="normal" style:font-weight-complex="normal"/>
    </style:style>
    <style:style style:name="P241" style:family="paragraph" style:parent-style-name="Standard">
      <style:text-properties fo:font-weight="normal" officeooo:rsid="013849b2" officeooo:paragraph-rsid="014bc814" style:font-weight-asian="normal" style:font-weight-complex="normal"/>
    </style:style>
    <style:style style:name="P242" style:family="paragraph" style:parent-style-name="Standard">
      <style:text-properties fo:font-weight="normal" officeooo:rsid="013849b2" officeooo:paragraph-rsid="01503b3c" style:font-weight-asian="normal" style:font-weight-complex="normal"/>
    </style:style>
    <style:style style:name="P243" style:family="paragraph" style:parent-style-name="Standard">
      <style:text-properties fo:font-weight="normal" officeooo:rsid="013a28d0" officeooo:paragraph-rsid="013b4b4e" style:font-weight-asian="normal" style:font-weight-complex="normal"/>
    </style:style>
    <style:style style:name="P244" style:family="paragraph" style:parent-style-name="Standard">
      <style:text-properties fo:font-weight="normal" officeooo:rsid="013a28d0" officeooo:paragraph-rsid="014bc814" style:font-weight-asian="normal" style:font-weight-complex="normal"/>
    </style:style>
    <style:style style:name="P245" style:family="paragraph" style:parent-style-name="Standard">
      <style:text-properties fo:font-weight="normal" officeooo:rsid="013b4b4e" officeooo:paragraph-rsid="013dfde8" style:font-weight-asian="normal" style:font-weight-complex="normal"/>
    </style:style>
    <style:style style:name="P246" style:family="paragraph" style:parent-style-name="Standard">
      <style:text-properties fo:font-weight="normal" officeooo:rsid="013daace" officeooo:paragraph-rsid="013daace" style:font-weight-asian="normal" style:font-weight-complex="normal"/>
    </style:style>
    <style:style style:name="P247" style:family="paragraph" style:parent-style-name="Standard">
      <style:text-properties fo:font-weight="normal" officeooo:rsid="013daace" officeooo:paragraph-rsid="0143e3c6" style:font-weight-asian="normal" style:font-weight-complex="normal"/>
    </style:style>
    <style:style style:name="P248" style:family="paragraph" style:parent-style-name="Standard">
      <style:text-properties fo:font-weight="normal" officeooo:rsid="013dfde8" officeooo:paragraph-rsid="013dfde8" style:font-weight-asian="normal" style:font-weight-complex="normal"/>
    </style:style>
    <style:style style:name="P249" style:family="paragraph" style:parent-style-name="Standard">
      <style:text-properties fo:font-weight="normal" officeooo:rsid="0136a101" officeooo:paragraph-rsid="0136a101" style:font-weight-asian="normal" style:font-weight-complex="normal"/>
    </style:style>
    <style:style style:name="P250" style:family="paragraph" style:parent-style-name="Standard">
      <style:text-properties fo:font-weight="normal" officeooo:rsid="0132112b" officeooo:paragraph-rsid="0130d237" style:font-weight-asian="normal" style:font-weight-complex="normal"/>
    </style:style>
    <style:style style:name="P251" style:family="paragraph" style:parent-style-name="Standard">
      <style:text-properties fo:font-weight="normal" officeooo:rsid="01418515" officeooo:paragraph-rsid="01418515" style:font-weight-asian="normal" style:font-weight-complex="normal"/>
    </style:style>
    <style:style style:name="P252" style:family="paragraph" style:parent-style-name="Standard">
      <style:text-properties fo:font-weight="normal" officeooo:rsid="014547b3" officeooo:paragraph-rsid="014547b3" style:font-weight-asian="normal" style:font-weight-complex="normal"/>
    </style:style>
    <style:style style:name="P253"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54"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55" style:family="paragraph" style:parent-style-name="Standard">
      <style:text-properties fo:font-weight="normal" officeooo:rsid="0151ce7c" officeooo:paragraph-rsid="0151ce7c" style:font-weight-asian="normal" style:font-weight-complex="normal"/>
    </style:style>
    <style:style style:name="P256" style:family="paragraph" style:parent-style-name="Standard">
      <style:text-properties fo:font-weight="normal" officeooo:rsid="0167b2eb" officeooo:paragraph-rsid="0167b2eb" style:font-weight-asian="normal" style:font-weight-complex="normal"/>
    </style:style>
    <style:style style:name="P257" style:family="paragraph" style:parent-style-name="Standard">
      <style:text-properties fo:font-weight="normal" officeooo:rsid="016987c6" officeooo:paragraph-rsid="016987c6" style:font-weight-asian="normal" style:font-weight-complex="normal"/>
    </style:style>
    <style:style style:name="P258" style:family="paragraph" style:parent-style-name="Standard">
      <style:text-properties fo:font-weight="normal" officeooo:rsid="016ad893" officeooo:paragraph-rsid="016ad893" style:font-weight-asian="normal" style:font-weight-complex="normal"/>
    </style:style>
    <style:style style:name="P259" style:family="paragraph" style:parent-style-name="Standard">
      <style:text-properties fo:font-weight="normal" officeooo:rsid="016ad893" officeooo:paragraph-rsid="016bfc6e" style:font-weight-asian="normal" style:font-weight-complex="normal"/>
    </style:style>
    <style:style style:name="P260" style:family="paragraph" style:parent-style-name="Standard">
      <style:text-properties fo:font-weight="normal" officeooo:rsid="016ad893" officeooo:paragraph-rsid="016eb827" style:font-weight-asian="normal" style:font-weight-complex="normal"/>
    </style:style>
    <style:style style:name="P261" style:family="paragraph" style:parent-style-name="Standard">
      <style:text-properties fo:font-weight="normal" officeooo:rsid="016bfc6e" officeooo:paragraph-rsid="016bfc6e" style:font-weight-asian="normal" style:font-weight-complex="normal"/>
    </style:style>
    <style:style style:name="P262" style:family="paragraph" style:parent-style-name="Standard">
      <style:text-properties fo:font-weight="normal" officeooo:rsid="0161a1fb" officeooo:paragraph-rsid="015e9831" style:font-weight-asian="normal" style:font-weight-complex="normal"/>
    </style:style>
    <style:style style:name="P263" style:family="paragraph" style:parent-style-name="Standard">
      <style:text-properties fo:font-weight="normal" officeooo:rsid="0161cc3d" officeooo:paragraph-rsid="0161cc3d" style:font-weight-asian="normal" style:font-weight-complex="normal"/>
    </style:style>
    <style:style style:name="P264" style:family="paragraph" style:parent-style-name="Standard">
      <style:text-properties fo:font-weight="normal" officeooo:rsid="01650794" officeooo:paragraph-rsid="0163c03e" style:font-weight-asian="normal" style:font-weight-complex="normal"/>
    </style:style>
    <style:style style:name="P265" style:family="paragraph" style:parent-style-name="Standard">
      <style:text-properties fo:font-weight="normal" officeooo:rsid="01665453" officeooo:paragraph-rsid="01665453" style:font-weight-asian="normal" style:font-weight-complex="normal"/>
    </style:style>
    <style:style style:name="P266" style:family="paragraph" style:parent-style-name="Standard">
      <style:text-properties fo:font-weight="normal" officeooo:rsid="017873d7" officeooo:paragraph-rsid="017873d7" style:font-weight-asian="normal" style:font-weight-complex="normal"/>
    </style:style>
    <style:style style:name="P267" style:family="paragraph" style:parent-style-name="Standard">
      <style:text-properties fo:font-weight="normal" officeooo:rsid="017c9655" officeooo:paragraph-rsid="017c9655" style:font-weight-asian="normal" style:font-weight-complex="normal"/>
    </style:style>
    <style:style style:name="P268" style:family="paragraph" style:parent-style-name="Standard">
      <style:text-properties fo:font-weight="normal" officeooo:rsid="017d6f22" officeooo:paragraph-rsid="017d6f22" style:font-weight-asian="normal" style:font-weight-complex="normal"/>
    </style:style>
    <style:style style:name="P269" style:family="paragraph" style:parent-style-name="Standard">
      <style:text-properties fo:font-weight="normal" officeooo:rsid="01845bb4" officeooo:paragraph-rsid="01857f5e" style:font-weight-asian="normal" style:font-weight-complex="normal"/>
    </style:style>
    <style:style style:name="P270" style:family="paragraph" style:parent-style-name="Standard">
      <style:text-properties fo:font-weight="normal" officeooo:rsid="01857f5e" officeooo:paragraph-rsid="01857f5e" style:font-weight-asian="normal" style:font-weight-complex="normal"/>
    </style:style>
    <style:style style:name="P271" style:family="paragraph" style:parent-style-name="Standard">
      <style:text-properties fo:font-weight="normal" officeooo:rsid="018582e0" officeooo:paragraph-rsid="01871671" style:font-weight-asian="normal" style:font-weight-complex="normal"/>
    </style:style>
    <style:style style:name="P272" style:family="paragraph" style:parent-style-name="Standard">
      <style:text-properties fo:font-weight="normal" officeooo:rsid="01884d53" officeooo:paragraph-rsid="01884d53" style:font-weight-asian="normal" style:font-weight-complex="normal"/>
    </style:style>
    <style:style style:name="P273" style:family="paragraph" style:parent-style-name="Standard">
      <style:text-properties fo:font-weight="normal" officeooo:rsid="01887491" officeooo:paragraph-rsid="01887491" style:font-weight-asian="normal" style:font-weight-complex="normal"/>
    </style:style>
    <style:style style:name="P274" style:family="paragraph" style:parent-style-name="Standard">
      <style:text-properties fo:font-weight="normal" officeooo:rsid="018a3b72" officeooo:paragraph-rsid="018a3b72" style:font-weight-asian="normal" style:font-weight-complex="normal"/>
    </style:style>
    <style:style style:name="P275" style:family="paragraph" style:parent-style-name="Standard">
      <style:text-properties fo:font-weight="normal" officeooo:rsid="01871671" officeooo:paragraph-rsid="01871671" style:font-weight-asian="normal" style:font-weight-complex="normal"/>
    </style:style>
    <style:style style:name="P276" style:family="paragraph" style:parent-style-name="Standard">
      <style:text-properties fo:font-weight="normal" officeooo:rsid="018c52ec" officeooo:paragraph-rsid="018c52ec" style:font-weight-asian="normal" style:font-weight-complex="normal"/>
    </style:style>
    <style:style style:name="P277" style:family="paragraph" style:parent-style-name="Standard">
      <style:text-properties fo:font-weight="normal" officeooo:rsid="01924157" officeooo:paragraph-rsid="01924157" style:font-weight-asian="normal" style:font-weight-complex="normal"/>
    </style:style>
    <style:style style:name="P278" style:family="paragraph" style:parent-style-name="Standard">
      <style:text-properties fo:font-weight="normal" officeooo:rsid="019b3cc6" officeooo:paragraph-rsid="019b3cc6" style:font-weight-asian="normal" style:font-weight-complex="normal"/>
    </style:style>
    <style:style style:name="P279" style:family="paragraph" style:parent-style-name="Standard">
      <style:text-properties fo:font-weight="normal" officeooo:rsid="01938b0c" officeooo:paragraph-rsid="01924157" style:font-weight-asian="normal" style:font-weight-complex="normal"/>
    </style:style>
    <style:style style:name="P280" style:family="paragraph" style:parent-style-name="Standard">
      <style:text-properties fo:font-weight="normal" officeooo:rsid="01a629a3" officeooo:paragraph-rsid="01a629a3" style:font-weight-asian="normal" style:font-weight-complex="normal"/>
    </style:style>
    <style:style style:name="P281" style:family="paragraph" style:parent-style-name="Standard">
      <style:text-properties fo:font-weight="normal" officeooo:rsid="018e297d" officeooo:paragraph-rsid="018e297d" style:font-weight-asian="normal" style:font-weight-complex="normal"/>
    </style:style>
    <style:style style:name="P282" style:family="paragraph" style:parent-style-name="Standard">
      <style:text-properties fo:font-weight="normal" officeooo:rsid="01a45c3f" officeooo:paragraph-rsid="01a2d2af" style:font-weight-asian="normal" style:font-weight-complex="normal"/>
    </style:style>
    <style:style style:name="P283" style:family="paragraph" style:parent-style-name="Standard">
      <style:text-properties fo:font-weight="normal" officeooo:rsid="01a45c3f" officeooo:paragraph-rsid="01a6f630" style:font-weight-asian="normal" style:font-weight-complex="normal"/>
    </style:style>
    <style:style style:name="P284" style:family="paragraph" style:parent-style-name="Standard">
      <style:text-properties fo:font-weight="normal" officeooo:rsid="01bbcfc3" officeooo:paragraph-rsid="01bbcfc3" style:font-weight-asian="normal" style:font-weight-complex="normal"/>
    </style:style>
    <style:style style:name="P285" style:family="paragraph" style:parent-style-name="Standard">
      <style:text-properties fo:font-weight="normal" officeooo:rsid="01bbf06e" officeooo:paragraph-rsid="01bbf06e" style:font-weight-asian="normal" style:font-weight-complex="normal"/>
    </style:style>
    <style:style style:name="P286" style:family="paragraph" style:parent-style-name="Standard">
      <style:text-properties fo:font-weight="normal" officeooo:rsid="01bf1ca7" officeooo:paragraph-rsid="01884d53" style:font-weight-asian="normal" style:font-weight-complex="normal"/>
    </style:style>
    <style:style style:name="P287" style:family="paragraph" style:parent-style-name="Standard">
      <style:text-properties fo:font-weight="normal" officeooo:rsid="01bf1ca7" officeooo:paragraph-rsid="01bf1ca7" style:font-weight-asian="normal" style:font-weight-complex="normal"/>
    </style:style>
    <style:style style:name="P288" style:family="paragraph" style:parent-style-name="Standard">
      <style:text-properties fo:font-weight="normal" officeooo:rsid="01c0a24d" officeooo:paragraph-rsid="01c0a24d" style:font-weight-asian="normal" style:font-weight-complex="normal"/>
    </style:style>
    <style:style style:name="P289" style:family="paragraph" style:parent-style-name="Standard">
      <style:text-properties officeooo:rsid="00e33bab" officeooo:paragraph-rsid="00e33bab"/>
    </style:style>
    <style:style style:name="P290" style:family="paragraph" style:parent-style-name="Standard">
      <style:text-properties officeooo:rsid="00e62737" officeooo:paragraph-rsid="00e62737"/>
    </style:style>
    <style:style style:name="P291" style:family="paragraph" style:parent-style-name="Standard">
      <style:text-properties officeooo:rsid="00f2d1b2" officeooo:paragraph-rsid="00f2d1b2"/>
    </style:style>
    <style:style style:name="P292" style:family="paragraph" style:parent-style-name="Standard">
      <style:text-properties officeooo:rsid="00f364ed" officeooo:paragraph-rsid="00f364ed"/>
    </style:style>
    <style:style style:name="P293" style:family="paragraph" style:parent-style-name="Standard">
      <style:text-properties officeooo:rsid="00f38025" officeooo:paragraph-rsid="00f38025"/>
    </style:style>
    <style:style style:name="P294" style:family="paragraph" style:parent-style-name="Standard">
      <style:text-properties officeooo:rsid="00f80a5e" officeooo:paragraph-rsid="00f80a5e"/>
    </style:style>
    <style:style style:name="P295" style:family="paragraph" style:parent-style-name="Standard">
      <style:text-properties officeooo:paragraph-rsid="00fd74f4"/>
    </style:style>
    <style:style style:name="P296"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97"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98"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299"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300"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301" style:family="paragraph" style:parent-style-name="Standard">
      <style:paragraph-properties fo:text-align="start" style:justify-single-word="false"/>
      <style:text-properties officeooo:rsid="012a5711" officeooo:paragraph-rsid="0147fd4e"/>
    </style:style>
    <style:style style:name="P302" style:family="paragraph" style:parent-style-name="Standard">
      <style:paragraph-properties fo:text-align="start" style:justify-single-word="false"/>
      <style:text-properties officeooo:rsid="01267f26" officeooo:paragraph-rsid="0147fd4e"/>
    </style:style>
    <style:style style:name="P303" style:family="paragraph" style:parent-style-name="Standard">
      <style:paragraph-properties fo:text-align="start" style:justify-single-word="false"/>
      <style:text-properties officeooo:rsid="00d17b52" officeooo:paragraph-rsid="014921e0"/>
    </style:style>
    <style:style style:name="P304" style:family="paragraph" style:parent-style-name="Standard">
      <style:text-properties officeooo:rsid="00d17b52" officeooo:paragraph-rsid="012b92b3"/>
    </style:style>
    <style:style style:name="P305" style:family="paragraph" style:parent-style-name="Standard">
      <style:paragraph-properties fo:text-align="start" style:justify-single-word="false"/>
      <style:text-properties officeooo:rsid="00d30248" officeooo:paragraph-rsid="014921e0"/>
    </style:style>
    <style:style style:name="P306" style:family="paragraph" style:parent-style-name="Standard">
      <style:paragraph-properties fo:text-align="start" style:justify-single-word="false"/>
      <style:text-properties officeooo:rsid="0110ac09" officeooo:paragraph-rsid="014921e0"/>
    </style:style>
    <style:style style:name="P307" style:family="paragraph" style:parent-style-name="Standard">
      <style:paragraph-properties fo:text-align="start" style:justify-single-word="false"/>
      <style:text-properties officeooo:rsid="01185d6e" officeooo:paragraph-rsid="014921e0"/>
    </style:style>
    <style:style style:name="P308" style:family="paragraph" style:parent-style-name="Standard">
      <style:paragraph-properties fo:text-align="start" style:justify-single-word="false"/>
      <style:text-properties officeooo:rsid="01198d52" officeooo:paragraph-rsid="014921e0"/>
    </style:style>
    <style:style style:name="P309" style:family="paragraph" style:parent-style-name="Standard">
      <style:text-properties officeooo:rsid="015ac257" officeooo:paragraph-rsid="015ac257"/>
    </style:style>
    <style:style style:name="P310"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311"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31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13"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314" style:family="paragraph" style:parent-style-name="Horizontal_20_Line">
      <style:text-properties officeooo:rsid="0053220a"/>
    </style:style>
    <style:style style:name="P31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31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317"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318"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319"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320"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321"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322" style:family="paragraph" style:parent-style-name="Standard" style:list-style-name="L2">
      <style:paragraph-properties fo:text-align="start" style:justify-single-word="false"/>
      <style:text-properties officeooo:rsid="012a5711" officeooo:paragraph-rsid="0147fd4e"/>
    </style:style>
    <style:style style:name="P323" style:family="paragraph" style:parent-style-name="Standard" style:list-style-name="L2">
      <style:paragraph-properties fo:text-align="start" style:justify-single-word="false"/>
      <style:text-properties officeooo:rsid="012be6b1" officeooo:paragraph-rsid="0147fd4e"/>
    </style:style>
    <style:style style:name="P324" style:family="paragraph" style:parent-style-name="Standard" style:list-style-name="L3">
      <style:text-properties fo:font-weight="normal" officeooo:rsid="018c52ec" officeooo:paragraph-rsid="018c52ec" style:font-weight-asian="normal" style:font-weight-complex="normal"/>
    </style:style>
    <style:style style:name="P325" style:family="paragraph" style:parent-style-name="Standard" style:list-style-name="L3">
      <style:text-properties fo:font-weight="normal" officeooo:rsid="01aa48e1" officeooo:paragraph-rsid="01aa48e1" style:font-weight-asian="normal" style:font-weight-complex="normal"/>
    </style:style>
    <style:style style:name="P326" style:family="paragraph" style:parent-style-name="Standard" style:list-style-name="L3">
      <style:text-properties fo:font-weight="normal" officeooo:rsid="018e297d" officeooo:paragraph-rsid="01aa48e1" style:font-weight-asian="normal" style:font-weight-complex="normal"/>
    </style:style>
    <style:style style:name="P327" style:family="paragraph" style:parent-style-name="Standard" style:list-style-name="L3">
      <style:text-properties fo:font-weight="normal" officeooo:rsid="018efe2e" officeooo:paragraph-rsid="01aa48e1" style:font-weight-asian="normal" style:font-weight-complex="normal"/>
    </style:style>
    <style:style style:name="P328" style:family="paragraph" style:parent-style-name="Standard" style:list-style-name="L4">
      <style:text-properties fo:font-weight="normal" officeooo:rsid="01a2d2af" officeooo:paragraph-rsid="01a2d2af" style:font-weight-asian="normal" style:font-weight-complex="normal"/>
    </style:style>
    <style:style style:name="P329" style:family="paragraph" style:parent-style-name="Standard" style:list-style-name="L5">
      <style:text-properties fo:font-weight="normal" officeooo:rsid="01a2d2af" officeooo:paragraph-rsid="01a2d2af" style:font-weight-asian="normal" style:font-weight-complex="normal"/>
    </style:style>
    <style:style style:name="P330" style:family="paragraph" style:parent-style-name="Standard" style:list-style-name="L5">
      <style:text-properties fo:font-weight="normal" officeooo:rsid="01c352bd" officeooo:paragraph-rsid="01c352bd" style:font-weight-asian="normal" style:font-weight-complex="normal"/>
    </style:style>
    <style:style style:name="P331" style:family="paragraph" style:parent-style-name="Standard" style:list-style-name="L6">
      <style:text-properties fo:font-weight="normal" officeooo:rsid="01a996ae" officeooo:paragraph-rsid="01a996ae" style:font-weight-asian="normal" style:font-weight-complex="normal"/>
    </style:style>
    <style:style style:name="P332" style:family="paragraph" style:parent-style-name="Standard">
      <style:text-properties fo:font-weight="normal" officeooo:rsid="01b74a70" officeooo:paragraph-rsid="01b5abce" style:font-weight-asian="normal" style:font-weight-complex="normal"/>
    </style:style>
    <style:style style:name="P333" style:family="paragraph" style:parent-style-name="Standard">
      <style:text-properties fo:font-weight="normal" officeooo:rsid="0115bb43" officeooo:paragraph-rsid="0115bb43" style:font-weight-asian="normal" style:font-weight-complex="normal"/>
    </style:style>
    <style:style style:name="P334" style:family="paragraph" style:parent-style-name="Standard">
      <style:text-properties fo:font-weight="normal" officeooo:rsid="01c69240" officeooo:paragraph-rsid="01c69240" style:font-weight-asian="normal" style:font-weight-complex="normal"/>
    </style:style>
    <style:style style:name="P335" style:family="paragraph" style:parent-style-name="Standard">
      <style:text-properties fo:font-weight="normal" officeooo:rsid="01c90f0c" officeooo:paragraph-rsid="01c90f0c" style:font-weight-asian="normal" style:font-weight-complex="normal"/>
    </style:style>
    <style:style style:name="P336" style:family="paragraph" style:parent-style-name="Standard">
      <style:text-properties fo:font-weight="normal" officeooo:rsid="01ca3182" officeooo:paragraph-rsid="01ca3182" style:font-weight-asian="normal" style:font-weight-complex="normal"/>
    </style:style>
    <style:style style:name="P337" style:family="paragraph" style:parent-style-name="Standard">
      <style:text-properties fo:font-weight="normal" officeooo:rsid="01cbc614" officeooo:paragraph-rsid="01cbc614" style:font-weight-asian="normal" style:font-weight-complex="normal"/>
    </style:style>
    <style:style style:name="P338" style:family="paragraph" style:parent-style-name="Standard">
      <style:text-properties fo:font-weight="normal" officeooo:rsid="01cc01d5" officeooo:paragraph-rsid="01cc01d5" style:font-weight-asian="normal" style:font-weight-complex="normal"/>
    </style:style>
    <style:style style:name="P339" style:family="paragraph" style:parent-style-name="Standard" style:list-style-name="L7">
      <style:text-properties fo:font-weight="normal" officeooo:rsid="01ccf7da" officeooo:paragraph-rsid="01ccf7da" style:font-weight-asian="normal" style:font-weight-complex="normal"/>
    </style:style>
    <style:style style:name="P340" style:family="paragraph" style:parent-style-name="Standard">
      <style:text-properties fo:font-weight="normal" officeooo:rsid="01ccf7da" officeooo:paragraph-rsid="01ccf7da" style:font-weight-asian="normal" style:font-weight-complex="normal"/>
    </style:style>
    <style:style style:name="P341" style:family="paragraph" style:parent-style-name="Standard" style:list-style-name="L7">
      <style:text-properties fo:font-weight="normal" officeooo:rsid="01cf5691" officeooo:paragraph-rsid="01cf5691" style:font-weight-asian="normal" style:font-weight-complex="normal"/>
    </style:style>
    <style:style style:name="P342" style:family="paragraph" style:parent-style-name="Standard" style:list-style-name="L7">
      <style:text-properties fo:font-weight="normal" officeooo:rsid="01d0cd79" officeooo:paragraph-rsid="01d0cd79" style:font-weight-asian="normal" style:font-weight-complex="normal"/>
    </style:style>
    <style:style style:name="P343" style:family="paragraph" style:parent-style-name="Standard">
      <style:text-properties fo:font-weight="normal" officeooo:rsid="01d96f69" officeooo:paragraph-rsid="01d96f69" style:font-weight-asian="normal" style:font-weight-complex="normal"/>
    </style:style>
    <style:style style:name="P344" style:family="paragraph" style:parent-style-name="Standard">
      <style:text-properties fo:font-weight="normal" officeooo:rsid="01db445c" officeooo:paragraph-rsid="01db445c" style:font-weight-asian="normal" style:font-weight-complex="normal"/>
    </style:style>
    <style:style style:name="P345" style:family="paragraph" style:parent-style-name="Standard">
      <style:text-properties fo:font-weight="normal" officeooo:rsid="01dc1a9c" officeooo:paragraph-rsid="01dc1a9c" style:font-weight-asian="normal" style:font-weight-complex="normal"/>
    </style:style>
    <style:style style:name="P346" style:family="paragraph" style:parent-style-name="Standard">
      <style:text-properties fo:font-weight="normal" officeooo:rsid="01de0d55" officeooo:paragraph-rsid="01de0d55" style:font-weight-asian="normal" style:font-weight-complex="normal"/>
    </style:style>
    <style:style style:name="P347" style:family="paragraph" style:parent-style-name="Standard">
      <style:text-properties fo:font-weight="normal" officeooo:rsid="01de9f85" officeooo:paragraph-rsid="01de9f85" style:font-weight-asian="normal" style:font-weight-complex="normal"/>
    </style:style>
    <style:style style:name="P348"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349" style:family="paragraph" style:parent-style-name="Standard">
      <style:text-properties fo:font-style="normal" officeooo:rsid="01d3574c" officeooo:paragraph-rsid="01d3574c" style:font-style-asian="normal" style:font-style-complex="normal"/>
    </style:style>
    <style:style style:name="P350"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351" style:family="paragraph" style:parent-style-name="Standard" style:list-style-name="L6">
      <style:text-properties fo:font-weight="bold" officeooo:rsid="01a996ae" officeooo:paragraph-rsid="01a996ae" style:font-weight-asian="bold" style:font-weight-complex="bold"/>
    </style:style>
    <style:style style:name="P352" style:family="paragraph" style:parent-style-name="Standard" style:list-style-name="L6">
      <style:text-properties fo:font-weight="bold" officeooo:rsid="01aba7ad" officeooo:paragraph-rsid="01aba7ad" style:font-weight-asian="bold" style:font-weight-complex="bold"/>
    </style:style>
    <style:style style:name="P353" style:family="paragraph" style:parent-style-name="Standard" style:list-style-name="L6">
      <style:text-properties fo:font-weight="bold" officeooo:rsid="01af7d63" officeooo:paragraph-rsid="01af7d63" style:font-weight-asian="bold" style:font-weight-complex="bold"/>
    </style:style>
    <style:style style:name="P354" style:family="paragraph" style:parent-style-name="Standard" style:list-style-name="L6">
      <style:text-properties fo:font-weight="bold" officeooo:rsid="01b1ff50" officeooo:paragraph-rsid="01b1ff50" style:font-weight-asian="bold" style:font-weight-complex="bold"/>
    </style:style>
    <style:style style:name="P355" style:family="paragraph" style:parent-style-name="Standard" style:list-style-name="L6">
      <style:text-properties fo:font-weight="bold" officeooo:rsid="01b22f30" officeooo:paragraph-rsid="01b22f30" style:font-weight-asian="bold" style:font-weight-complex="bold"/>
    </style:style>
    <style:style style:name="P356" style:family="paragraph" style:parent-style-name="Standard" style:list-style-name="L6">
      <style:text-properties fo:font-weight="bold" officeooo:rsid="01b5abce" officeooo:paragraph-rsid="01b5abce" style:font-weight-asian="bold" style:font-weight-complex="bold"/>
    </style:style>
    <style:style style:name="P357" style:family="paragraph" style:parent-style-name="Standard">
      <style:text-properties fo:font-weight="bold" officeooo:rsid="01c69240" officeooo:paragraph-rsid="01c69240" style:font-weight-asian="bold" style:font-weight-complex="bold"/>
    </style:style>
    <style:style style:name="P358" style:family="paragraph" style:parent-style-name="Standard">
      <style:text-properties fo:font-weight="bold" officeooo:rsid="01c69be2" officeooo:paragraph-rsid="01c69be2" style:font-weight-asian="bold" style:font-weight-complex="bold"/>
    </style:style>
    <style:style style:name="P359" style:family="paragraph" style:parent-style-name="Standard">
      <style:text-properties fo:font-weight="bold" officeooo:rsid="01cc01d5" officeooo:paragraph-rsid="01cc01d5" style:font-weight-asian="bold" style:font-weight-complex="bold"/>
    </style:style>
    <style:style style:name="P360" style:family="paragraph" style:parent-style-name="Standard" style:list-style-name="L7">
      <style:text-properties fo:font-weight="bold" officeooo:rsid="01d0cd79" officeooo:paragraph-rsid="01d0cd79" style:font-weight-asian="bold" style:font-weight-complex="bold"/>
    </style:style>
    <style:style style:name="P361" style:family="paragraph" style:parent-style-name="Standard">
      <style:text-properties fo:font-weight="bold" officeooo:rsid="01d0cd79" officeooo:paragraph-rsid="01d0cd79" style:font-weight-asian="bold" style:font-weight-complex="bold"/>
    </style:style>
    <style:style style:name="P362" style:family="paragraph" style:parent-style-name="Standard">
      <style:text-properties fo:font-weight="bold" officeooo:rsid="01d4b4d1" officeooo:paragraph-rsid="01d4b4d1" style:font-weight-asian="bold" style:font-weight-complex="bold"/>
    </style:style>
    <style:style style:name="P363" style:family="paragraph" style:parent-style-name="Standard">
      <style:text-properties fo:font-weight="bold" officeooo:rsid="01d6fd29" officeooo:paragraph-rsid="01d6fd29" style:font-weight-asian="bold" style:font-weight-complex="bold"/>
    </style:style>
    <style:style style:name="P364" style:family="paragraph" style:parent-style-name="Standard">
      <style:text-properties fo:font-weight="bold" officeooo:rsid="01dc1a9c" officeooo:paragraph-rsid="01dc1a9c" style:font-weight-asian="bold" style:font-weight-complex="bold"/>
    </style:style>
    <style:style style:name="P365" style:family="paragraph" style:parent-style-name="Standard">
      <style:text-properties fo:font-weight="bold" officeooo:rsid="01e06663" officeooo:paragraph-rsid="01e06663" style:font-weight-asian="bold" style:font-weight-complex="bold"/>
    </style:style>
    <style:style style:name="P366" style:family="paragraph" style:parent-style-name="Standard">
      <style:text-properties officeooo:rsid="00515f72" officeooo:paragraph-rsid="00515f72"/>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fo:background-color="#fff200" loext:char-shading-value="0" style:font-weight-asian="normal" style:font-weight-complex="normal"/>
    </style:style>
    <style:style style:name="T46" style:family="text">
      <style:text-properties fo:font-weight="normal" officeooo:rsid="01c7f41d" fo:background-color="#fff200" loext:char-shading-value="0" style:font-weight-asian="normal" style:font-weight-complex="normal"/>
    </style:style>
    <style:style style:name="T47" style:family="text">
      <style:text-properties fo:font-weight="normal" fo:background-color="#fff200" loext:char-shading-value="0" style:font-weight-asian="normal" style:font-weight-complex="normal"/>
    </style:style>
    <style:style style:name="T48" style:family="text">
      <style:text-properties fo:font-weight="bold" style:font-weight-asian="bold" style:font-weight-complex="bold"/>
    </style:style>
    <style:style style:name="T49" style:family="text">
      <style:text-properties fo:font-weight="bold" officeooo:rsid="000e5d78" style:font-weight-asian="bold" style:font-weight-complex="bold"/>
    </style:style>
    <style:style style:name="T50" style:family="text">
      <style:text-properties fo:font-weight="bold" officeooo:rsid="00137c2c" style:font-weight-asian="bold" style:font-weight-complex="bold"/>
    </style:style>
    <style:style style:name="T51" style:family="text">
      <style:text-properties fo:font-weight="bold" officeooo:rsid="001ba3a6" style:font-weight-asian="bold" style:font-weight-complex="bold"/>
    </style:style>
    <style:style style:name="T52" style:family="text">
      <style:text-properties fo:font-weight="bold" officeooo:rsid="00504e4d" style:font-weight-asian="bold" style:font-weight-complex="bold"/>
    </style:style>
    <style:style style:name="T53" style:family="text">
      <style:text-properties fo:font-weight="bold" officeooo:rsid="006f4470" style:font-weight-asian="bold" style:font-weight-complex="bold"/>
    </style:style>
    <style:style style:name="T54" style:family="text">
      <style:text-properties fo:font-weight="bold" officeooo:rsid="007096ef" style:font-weight-asian="bold" style:font-weight-complex="bold"/>
    </style:style>
    <style:style style:name="T55" style:family="text">
      <style:text-properties fo:font-weight="bold" officeooo:rsid="006ba84e" style:font-weight-asian="bold" style:font-weight-complex="bold"/>
    </style:style>
    <style:style style:name="T56" style:family="text">
      <style:text-properties fo:font-weight="bold" officeooo:rsid="006adaa9" style:font-weight-asian="bold" style:font-weight-complex="bold"/>
    </style:style>
    <style:style style:name="T57" style:family="text">
      <style:text-properties fo:font-weight="bold" officeooo:rsid="006ebe28" style:font-weight-asian="bold" style:font-weight-complex="bold"/>
    </style:style>
    <style:style style:name="T58" style:family="text">
      <style:text-properties fo:font-weight="bold" officeooo:rsid="007640e7" style:font-weight-asian="bold" style:font-weight-complex="bold"/>
    </style:style>
    <style:style style:name="T59" style:family="text">
      <style:text-properties fo:font-weight="bold" officeooo:rsid="007eae53" style:font-weight-asian="bold" style:font-weight-complex="bold"/>
    </style:style>
    <style:style style:name="T60" style:family="text">
      <style:text-properties fo:font-weight="bold" officeooo:rsid="0091163b" style:font-weight-asian="bold" style:font-weight-complex="bold"/>
    </style:style>
    <style:style style:name="T61" style:family="text">
      <style:text-properties fo:font-weight="bold" officeooo:rsid="0094d956" style:font-weight-asian="bold" style:font-weight-complex="bold"/>
    </style:style>
    <style:style style:name="T62" style:family="text">
      <style:text-properties fo:font-weight="bold" officeooo:rsid="000b41bb" style:font-weight-asian="bold" style:font-weight-complex="bold"/>
    </style:style>
    <style:style style:name="T63" style:family="text">
      <style:text-properties fo:font-weight="bold" officeooo:rsid="0097db5f" style:font-weight-asian="bold" style:font-weight-complex="bold"/>
    </style:style>
    <style:style style:name="T64" style:family="text">
      <style:text-properties fo:font-weight="bold" officeooo:rsid="00a6defb" style:font-weight-asian="bold" style:font-weight-complex="bold"/>
    </style:style>
    <style:style style:name="T65" style:family="text">
      <style:text-properties fo:font-weight="bold" officeooo:rsid="00cbe550" style:font-weight-asian="bold" style:font-weight-complex="bold"/>
    </style:style>
    <style:style style:name="T66" style:family="text">
      <style:text-properties fo:font-weight="bold" officeooo:rsid="00fd74f4" style:font-weight-asian="bold" style:font-weight-complex="bold"/>
    </style:style>
    <style:style style:name="T67" style:family="text">
      <style:text-properties fo:font-weight="bold" officeooo:rsid="013dfde8" style:font-weight-asian="bold" style:font-weight-complex="bold"/>
    </style:style>
    <style:style style:name="T68" style:family="text">
      <style:text-properties fo:font-weight="bold" officeooo:rsid="013b4b4e" style:font-weight-asian="bold" style:font-weight-complex="bold"/>
    </style:style>
    <style:style style:name="T69" style:family="text">
      <style:text-properties fo:font-weight="bold" officeooo:rsid="00d25814" style:font-weight-asian="bold" style:font-weight-complex="bold"/>
    </style:style>
    <style:style style:name="T70" style:family="text">
      <style:text-properties fo:font-weight="bold" officeooo:rsid="00d30248" style:font-weight-asian="bold" style:font-weight-complex="bold"/>
    </style:style>
    <style:style style:name="T71" style:family="text">
      <style:text-properties fo:font-weight="bold" officeooo:rsid="019d22c2" style:font-weight-asian="bold" style:font-weight-complex="bold"/>
    </style:style>
    <style:style style:name="T72" style:family="text">
      <style:text-properties fo:font-weight="bold" officeooo:rsid="01871671" style:font-weight-asian="bold" style:font-weight-complex="bold"/>
    </style:style>
    <style:style style:name="T73" style:family="text">
      <style:text-properties fo:font-weight="bold" officeooo:rsid="01b9afbe" style:font-weight-asian="bold" style:font-weight-complex="bold"/>
    </style:style>
    <style:style style:name="T74" style:family="text">
      <style:text-properties fo:font-weight="bold" officeooo:rsid="01ca3182" style:font-weight-asian="bold" style:font-weight-complex="bold"/>
    </style:style>
    <style:style style:name="T75" style:family="text">
      <style:text-properties officeooo:rsid="0011c3cf"/>
    </style:style>
    <style:style style:name="T76" style:family="text">
      <style:text-properties officeooo:rsid="00137c2c"/>
    </style:style>
    <style:style style:name="T77" style:family="text">
      <style:text-properties fo:font-size="16pt" fo:font-weight="bold" style:font-size-asian="16pt" style:font-weight-asian="bold" style:font-size-complex="16pt" style:font-weight-complex="bold"/>
    </style:style>
    <style:style style:name="T78" style:family="text">
      <style:text-properties fo:font-size="16pt" fo:font-weight="bold" officeooo:rsid="0066bc3a" style:font-size-asian="16pt" style:font-weight-asian="bold" style:font-size-complex="16pt" style:font-weight-complex="bold"/>
    </style:style>
    <style:style style:name="T79" style:family="text">
      <style:text-properties fo:font-size="16pt" fo:font-weight="bold" officeooo:rsid="009ab082" style:font-size-asian="16pt" style:font-weight-asian="bold" style:font-size-complex="16pt" style:font-weight-complex="bold"/>
    </style:style>
    <style:style style:name="T80" style:family="text">
      <style:text-properties fo:font-size="16pt" style:font-size-asian="16pt" style:font-size-complex="16pt"/>
    </style:style>
    <style:style style:name="T81" style:family="text">
      <style:text-properties fo:font-size="16pt" fo:font-weight="normal" style:font-size-asian="16pt" style:font-weight-asian="normal" style:font-size-complex="16pt" style:font-weight-complex="normal"/>
    </style:style>
    <style:style style:name="T82" style:family="text">
      <style:text-properties fo:font-size="16pt" style:text-underline-style="none" fo:font-weight="bold" style:font-size-asian="16pt" style:font-weight-asian="bold" style:font-size-complex="16pt" style:font-weight-complex="bold"/>
    </style:style>
    <style:style style:name="T83" style:family="text">
      <style:text-properties officeooo:rsid="00162c31"/>
    </style:style>
    <style:style style:name="T84" style:family="text">
      <style:text-properties officeooo:rsid="001643d9"/>
    </style:style>
    <style:style style:name="T85" style:family="text">
      <style:text-properties officeooo:rsid="0019b833"/>
    </style:style>
    <style:style style:name="T86" style:family="text">
      <style:text-properties officeooo:rsid="001ba3a6"/>
    </style:style>
    <style:style style:name="T87" style:family="text">
      <style:text-properties officeooo:rsid="001e0210"/>
    </style:style>
    <style:style style:name="T88" style:family="text">
      <style:text-properties officeooo:rsid="0020de7e"/>
    </style:style>
    <style:style style:name="T89" style:family="text">
      <style:text-properties officeooo:rsid="002201b0"/>
    </style:style>
    <style:style style:name="T90" style:family="text">
      <style:text-properties fo:font-style="italic" style:font-style-asian="italic" style:font-style-complex="italic"/>
    </style:style>
    <style:style style:name="T91" style:family="text">
      <style:text-properties fo:font-style="italic" officeooo:rsid="0020de7e"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style:text-position="super 58%" officeooo:rsid="002201b0"/>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fo:font-weight="normal" style:font-weight-asian="normal" style:font-weight-complex="normal"/>
    </style:style>
    <style:style style:name="T96" style:family="text">
      <style:text-properties style:text-underline-style="solid" style:text-underline-width="auto" style:text-underline-color="font-color" fo:font-weight="normal" officeooo:rsid="01b628e1" style:font-weight-asian="normal" style:font-weight-complex="normal"/>
    </style:style>
    <style:style style:name="T97" style:family="text">
      <style:text-properties style:text-underline-style="solid" style:text-underline-width="auto" style:text-underline-color="font-color" officeooo:rsid="001e0210"/>
    </style:style>
    <style:style style:name="T98" style:family="text">
      <style:text-properties style:text-underline-style="solid" style:text-underline-width="auto" style:text-underline-color="font-color" officeooo:rsid="009d45a3"/>
    </style:style>
    <style:style style:name="T99" style:family="text">
      <style:text-properties style:text-underline-style="solid" style:text-underline-width="auto" style:text-underline-color="font-color" officeooo:rsid="00a426b3"/>
    </style:style>
    <style:style style:name="T100" style:family="text">
      <style:text-properties style:text-underline-style="solid" style:text-underline-width="auto" style:text-underline-color="font-color" officeooo:rsid="01148a13"/>
    </style:style>
    <style:style style:name="T101" style:family="text">
      <style:text-properties style:text-underline-style="solid" style:text-underline-width="auto" style:text-underline-color="font-color" officeooo:rsid="01185d6e"/>
    </style:style>
    <style:style style:name="T102" style:family="text">
      <style:text-properties fo:font-style="normal" style:text-underline-style="solid" style:text-underline-width="auto" style:text-underline-color="font-color"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style:font-style-asian="normal" style:font-style-complex="normal"/>
    </style:style>
    <style:style style:name="T105" style:family="text">
      <style:text-properties fo:font-style="normal" officeooo:rsid="01a6f630" style:font-style-asian="normal" style:font-style-complex="normal"/>
    </style:style>
    <style:style style:name="T106" style:family="text">
      <style:text-properties fo:font-style="normal" style:text-underline-style="none" style:font-style-asian="normal" style:font-style-complex="normal"/>
    </style:style>
    <style:style style:name="T107" style:family="text">
      <style:text-properties officeooo:rsid="002b0ee7"/>
    </style:style>
    <style:style style:name="T108" style:family="text">
      <style:text-properties officeooo:rsid="00327fc7"/>
    </style:style>
    <style:style style:name="T109" style:family="text">
      <style:text-properties officeooo:rsid="0034b7f3"/>
    </style:style>
    <style:style style:name="T110" style:family="text">
      <style:text-properties officeooo:rsid="0036c5db"/>
    </style:style>
    <style:style style:name="T111" style:family="text">
      <style:text-properties officeooo:rsid="00386647"/>
    </style:style>
    <style:style style:name="T112" style:family="text">
      <style:text-properties officeooo:rsid="003c4cbe"/>
    </style:style>
    <style:style style:name="T113" style:family="text">
      <style:text-properties officeooo:rsid="003f9c4b"/>
    </style:style>
    <style:style style:name="T114" style:family="text">
      <style:text-properties style:text-underline-style="none"/>
    </style:style>
    <style:style style:name="T115" style:family="text">
      <style:text-properties style:text-underline-style="none" officeooo:rsid="00a426b3"/>
    </style:style>
    <style:style style:name="T116" style:family="text">
      <style:text-properties style:text-underline-style="none" officeooo:rsid="00a5ecea"/>
    </style:style>
    <style:style style:name="T117" style:family="text">
      <style:text-properties style:text-underline-style="none" fo:font-weight="normal" style:font-weight-asian="normal" style:font-weight-complex="normal"/>
    </style:style>
    <style:style style:name="T118" style:family="text">
      <style:text-properties style:text-underline-style="none" fo:font-weight="normal" officeooo:rsid="00aeaf75" style:font-weight-asian="normal" style:font-weight-complex="normal"/>
    </style:style>
    <style:style style:name="T119" style:family="text">
      <style:text-properties style:text-underline-style="none" fo:font-weight="normal" officeooo:rsid="00af77f4" style:font-weight-asian="normal" style:font-weight-complex="normal"/>
    </style:style>
    <style:style style:name="T120" style:family="text">
      <style:text-properties style:text-underline-style="none" officeooo:rsid="00aeaf75"/>
    </style:style>
    <style:style style:name="T121" style:family="text">
      <style:text-properties officeooo:rsid="004785db"/>
    </style:style>
    <style:style style:name="T122" style:family="text">
      <style:text-properties officeooo:rsid="005a7f8d"/>
    </style:style>
    <style:style style:name="T123" style:family="text">
      <style:text-properties officeooo:rsid="005ac631"/>
    </style:style>
    <style:style style:name="T124" style:family="text">
      <style:text-properties officeooo:rsid="005b8535"/>
    </style:style>
    <style:style style:name="T125" style:family="text">
      <style:text-properties fo:font-size="14pt" style:font-size-asian="14pt" style:font-size-complex="14pt"/>
    </style:style>
    <style:style style:name="T126" style:family="text">
      <style:text-properties fo:font-size="14pt" fo:font-weight="bold" style:font-size-asian="14pt" style:font-weight-asian="bold" style:font-size-complex="14pt" style:font-weight-complex="bold"/>
    </style:style>
    <style:style style:name="T12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8" style:family="text">
      <style:text-properties fo:font-size="14pt" style:text-underline-style="solid" style:text-underline-width="auto" style:text-underline-color="font-color" style:font-size-asian="14pt" style:font-size-complex="14pt"/>
    </style:style>
    <style:style style:name="T129" style:family="text">
      <style:text-properties fo:font-size="14pt" style:text-underline-style="solid" style:text-underline-width="auto" style:text-underline-color="font-color" officeooo:rsid="011dff07" style:font-size-asian="14pt" style:font-size-complex="14pt"/>
    </style:style>
    <style:style style:name="T130" style:family="text">
      <style:text-properties fo:font-size="14pt" style:text-underline-style="solid" style:text-underline-width="auto" style:text-underline-color="font-color" officeooo:rsid="01503b3c" style:font-size-asian="14pt" style:font-size-complex="14pt"/>
    </style:style>
    <style:style style:name="T131" style:family="text">
      <style:text-properties fo:font-size="14pt" style:text-underline-style="none" style:font-size-asian="14pt" style:font-size-complex="14pt"/>
    </style:style>
    <style:style style:name="T132" style:family="text">
      <style:text-properties officeooo:rsid="00618dde"/>
    </style:style>
    <style:style style:name="T133" style:family="text">
      <style:text-properties officeooo:rsid="0066bc3a"/>
    </style:style>
    <style:style style:name="T134" style:family="text">
      <style:text-properties officeooo:rsid="006d97ba"/>
    </style:style>
    <style:style style:name="T135" style:family="text">
      <style:text-properties officeooo:rsid="006ebe28"/>
    </style:style>
    <style:style style:name="T136" style:family="text">
      <style:text-properties officeooo:rsid="006f4470"/>
    </style:style>
    <style:style style:name="T137" style:family="text">
      <style:text-properties officeooo:rsid="0072dfd2"/>
    </style:style>
    <style:style style:name="T138" style:family="text">
      <style:text-properties officeooo:rsid="007eae53"/>
    </style:style>
    <style:style style:name="T139" style:family="text">
      <style:text-properties officeooo:rsid="0081f800"/>
    </style:style>
    <style:style style:name="T140" style:family="text">
      <style:text-properties officeooo:rsid="00825bc3"/>
    </style:style>
    <style:style style:name="T141" style:family="text">
      <style:text-properties officeooo:rsid="008621f4"/>
    </style:style>
    <style:style style:name="T142" style:family="text">
      <style:text-properties officeooo:rsid="0086c799"/>
    </style:style>
    <style:style style:name="T143" style:family="text">
      <style:text-properties officeooo:rsid="008cc6d1"/>
    </style:style>
    <style:style style:name="T144" style:family="text">
      <style:text-properties officeooo:rsid="01382ca3"/>
    </style:style>
    <style:style style:name="T145" style:family="text">
      <style:text-properties officeooo:rsid="00c4dc39"/>
    </style:style>
    <style:style style:name="T146" style:family="text">
      <style:text-properties officeooo:rsid="00952393"/>
    </style:style>
    <style:style style:name="T147" style:family="text">
      <style:text-properties officeooo:rsid="0097db5f"/>
    </style:style>
    <style:style style:name="T148" style:family="text">
      <style:text-properties officeooo:rsid="009ab082"/>
    </style:style>
    <style:style style:name="T149" style:family="text">
      <style:text-properties officeooo:rsid="009d45a3"/>
    </style:style>
    <style:style style:name="T150" style:family="text">
      <style:text-properties officeooo:rsid="00a04ea5"/>
    </style:style>
    <style:style style:name="T151" style:family="text">
      <style:text-properties officeooo:rsid="00a426b3"/>
    </style:style>
    <style:style style:name="T152" style:family="text">
      <style:text-properties officeooo:rsid="00a6da53"/>
    </style:style>
    <style:style style:name="T153" style:family="text">
      <style:text-properties officeooo:rsid="00a6defb"/>
    </style:style>
    <style:style style:name="T154" style:family="text">
      <style:text-properties officeooo:rsid="00b03fcc"/>
    </style:style>
    <style:style style:name="T155" style:family="text">
      <style:text-properties officeooo:rsid="00b2fd5a"/>
    </style:style>
    <style:style style:name="T156" style:family="text">
      <style:text-properties officeooo:rsid="00b588d7"/>
    </style:style>
    <style:style style:name="T157" style:family="text">
      <style:text-properties officeooo:rsid="00bb1ac5"/>
    </style:style>
    <style:style style:name="T158" style:family="text">
      <style:text-properties officeooo:rsid="00c0172c"/>
    </style:style>
    <style:style style:name="T159" style:family="text">
      <style:text-properties officeooo:rsid="00c4c76b"/>
    </style:style>
    <style:style style:name="T160" style:family="text">
      <style:text-properties officeooo:rsid="00c87b98"/>
    </style:style>
    <style:style style:name="T161" style:family="text">
      <style:text-properties officeooo:rsid="00cbe550"/>
    </style:style>
    <style:style style:name="T162" style:family="text">
      <style:text-properties officeooo:rsid="00cf7d7d"/>
    </style:style>
    <style:style style:name="T163" style:family="text">
      <style:text-properties officeooo:rsid="00d33700"/>
    </style:style>
    <style:style style:name="T164" style:family="text">
      <style:text-properties officeooo:rsid="00d520e1"/>
    </style:style>
    <style:style style:name="T165" style:family="text">
      <style:text-properties officeooo:rsid="00d79fa6"/>
    </style:style>
    <style:style style:name="T166" style:family="text">
      <style:text-properties officeooo:rsid="00da7672"/>
    </style:style>
    <style:style style:name="T167" style:family="text">
      <style:text-properties fo:color="#ce181e" fo:font-weight="bold" style:font-weight-asian="bold" style:font-weight-complex="bold"/>
    </style:style>
    <style:style style:name="T168" style:family="text">
      <style:text-properties fo:background-color="#ed1c24" loext:char-shading-value="0"/>
    </style:style>
    <style:style style:name="T169" style:family="text">
      <style:text-properties fo:color="#59c5c7" fo:font-weight="bold" style:font-weight-asian="bold" style:font-weight-complex="bold"/>
    </style:style>
    <style:style style:name="T170" style:family="text">
      <style:text-properties fo:color="#59c5c7" fo:font-weight="bold" officeooo:rsid="00da7672" style:font-weight-asian="bold" style:font-weight-complex="bold"/>
    </style:style>
    <style:style style:name="T171" style:family="text">
      <style:text-properties officeooo:rsid="00ec2de4"/>
    </style:style>
    <style:style style:name="T172" style:family="text">
      <style:text-properties officeooo:rsid="00f4c6c4"/>
    </style:style>
    <style:style style:name="T173" style:family="text">
      <style:text-properties officeooo:rsid="00f85d51"/>
    </style:style>
    <style:style style:name="T174" style:family="text">
      <style:text-properties officeooo:rsid="00f8dd6b"/>
    </style:style>
    <style:style style:name="T175" style:family="text">
      <style:text-properties officeooo:rsid="0100976d"/>
    </style:style>
    <style:style style:name="T176" style:family="text">
      <style:text-properties officeooo:rsid="01050d6c"/>
    </style:style>
    <style:style style:name="T177" style:family="text">
      <style:text-properties officeooo:rsid="0117ad6c"/>
    </style:style>
    <style:style style:name="T178" style:family="text">
      <style:text-properties officeooo:rsid="011cdca5"/>
    </style:style>
    <style:style style:name="T179" style:family="text">
      <style:text-properties fo:font-size="12pt" style:text-underline-style="none" fo:font-weight="normal" style:font-size-asian="10.5pt" style:font-weight-asian="normal" style:font-size-complex="12pt" style:font-weight-complex="normal"/>
    </style:style>
    <style:style style:name="T180" style:family="text">
      <style:text-properties fo:font-size="12pt" style:text-underline-style="none" fo:font-weight="normal" officeooo:rsid="0125f4d4" style:font-size-asian="10.5pt" style:font-weight-asian="normal" style:font-size-complex="12pt" style:font-weight-complex="normal"/>
    </style:style>
    <style:style style:name="T181" style:family="text">
      <style:text-properties fo:font-size="12pt" officeooo:rsid="01509f22" style:font-size-asian="12pt" style:font-size-complex="12pt"/>
    </style:style>
    <style:style style:name="T182" style:family="text">
      <style:text-properties fo:font-size="12pt" fo:font-weight="normal" officeooo:rsid="01509f22" style:font-size-asian="12pt" style:font-weight-asian="normal" style:font-size-complex="12pt" style:font-weight-complex="normal"/>
    </style:style>
    <style:style style:name="T183" style:family="text">
      <style:text-properties fo:font-size="12pt" fo:font-style="normal" fo:font-weight="bold" style:font-size-asian="12pt" style:font-style-asian="normal" style:font-weight-asian="bold" style:font-size-complex="12pt" style:font-style-complex="normal" style:font-weight-complex="bold"/>
    </style:style>
    <style:style style:name="T184" style:family="text">
      <style:text-properties fo:font-size="12pt" fo:font-style="normal" style:font-size-asian="12pt" style:font-style-asian="normal" style:font-size-complex="12pt" style:font-style-complex="normal"/>
    </style:style>
    <style:style style:name="T185" style:family="text">
      <style:text-properties fo:font-size="12pt" fo:font-style="normal" officeooo:rsid="0199decd" style:font-size-asian="12pt" style:font-style-asian="normal" style:font-size-complex="12pt" style:font-style-complex="normal"/>
    </style:style>
    <style:style style:name="T186" style:family="text">
      <style:text-properties fo:font-size="12pt" fo:font-style="normal" officeooo:rsid="01a2d2af" style:font-size-asian="12pt" style:font-style-asian="normal" style:font-size-complex="12pt" style:font-style-complex="normal"/>
    </style:style>
    <style:style style:name="T187" style:family="text">
      <style:text-properties officeooo:rsid="0126dd51"/>
    </style:style>
    <style:style style:name="T188" style:family="text">
      <style:text-properties officeooo:rsid="0136a101"/>
    </style:style>
    <style:style style:name="T189" style:family="text">
      <style:text-properties officeooo:rsid="013b4b4e"/>
    </style:style>
    <style:style style:name="T190" style:family="text">
      <style:text-properties officeooo:rsid="013dfde8"/>
    </style:style>
    <style:style style:name="T191" style:family="text">
      <style:text-properties officeooo:rsid="0143e3c6"/>
    </style:style>
    <style:style style:name="T192" style:family="text">
      <style:text-properties officeooo:rsid="011ae320"/>
    </style:style>
    <style:style style:name="T193" style:family="text">
      <style:text-properties officeooo:rsid="00d25814"/>
    </style:style>
    <style:style style:name="T194" style:family="text">
      <style:text-properties officeooo:rsid="00d30248"/>
    </style:style>
    <style:style style:name="T195" style:family="text">
      <style:text-properties officeooo:rsid="01148a13"/>
    </style:style>
    <style:style style:name="T196" style:family="text">
      <style:text-properties officeooo:rsid="01198d52"/>
    </style:style>
    <style:style style:name="T197" style:family="text">
      <style:text-properties officeooo:rsid="014bc814"/>
    </style:style>
    <style:style style:name="T198" style:family="text">
      <style:text-properties officeooo:rsid="014d955d"/>
    </style:style>
    <style:style style:name="T199" style:family="text">
      <style:text-properties officeooo:rsid="01503b3c"/>
    </style:style>
    <style:style style:name="T200" style:family="text">
      <style:text-properties officeooo:rsid="015122a7"/>
    </style:style>
    <style:style style:name="T201" style:family="text">
      <style:text-properties officeooo:rsid="01543fa7"/>
    </style:style>
    <style:style style:name="T202" style:family="text">
      <style:text-properties officeooo:rsid="01650794"/>
    </style:style>
    <style:style style:name="T203" style:family="text">
      <style:text-properties officeooo:rsid="016bfc6e"/>
    </style:style>
    <style:style style:name="T204" style:family="text">
      <style:text-properties officeooo:rsid="017ea352"/>
    </style:style>
    <style:style style:name="T205" style:family="text">
      <style:text-properties officeooo:rsid="01857f5e"/>
    </style:style>
    <style:style style:name="T206" style:family="text">
      <style:text-properties officeooo:rsid="01871671"/>
    </style:style>
    <style:style style:name="T207" style:family="text">
      <style:text-properties officeooo:rsid="018e297d"/>
    </style:style>
    <style:style style:name="T208" style:family="text">
      <style:text-properties officeooo:rsid="018efe2e"/>
    </style:style>
    <style:style style:name="T209" style:family="text">
      <style:text-properties officeooo:rsid="01938b0c"/>
    </style:style>
    <style:style style:name="T210" style:family="text">
      <style:text-properties officeooo:rsid="019d22c2"/>
    </style:style>
    <style:style style:name="T211" style:family="text">
      <style:text-properties officeooo:rsid="0199decd"/>
    </style:style>
    <style:style style:name="T212" style:family="text">
      <style:text-properties officeooo:rsid="01ad524a"/>
    </style:style>
    <style:style style:name="T213" style:family="text">
      <style:text-properties officeooo:rsid="01b16333"/>
    </style:style>
    <style:style style:name="T214" style:family="text">
      <style:text-properties officeooo:rsid="01b4275d"/>
    </style:style>
    <style:style style:name="T215" style:family="text">
      <style:text-properties officeooo:rsid="01c02fcd"/>
    </style:style>
    <style:style style:name="T216" style:family="text">
      <style:text-properties style:text-underline-style="solid" style:text-underline-type="double" style:text-underline-width="auto" style:text-underline-color="font-color" fo:font-weight="bold" style:font-weight-asian="bold" style:font-weight-complex="bold"/>
    </style:style>
    <style:style style:name="T217" style:family="text">
      <style:text-properties fo:background-color="#fff200" loext:char-shading-value="0"/>
    </style:style>
    <style:style style:name="T218" style:family="text">
      <style:text-properties officeooo:rsid="01ca3182"/>
    </style:style>
    <style:style style:name="T219" style:family="text">
      <style:text-properties officeooo:rsid="01cacc77"/>
    </style:style>
    <style:style style:name="T220" style:family="text">
      <style:text-properties officeooo:rsid="01cd9154"/>
    </style:style>
    <style:style style:name="T221" style:family="text">
      <style:text-properties officeooo:rsid="01d6fd29"/>
    </style:style>
    <style:style style:name="T222" style:family="text">
      <style:text-properties officeooo:rsid="01dd9388"/>
    </style:style>
    <style:style style:name="T223" style:family="text">
      <style:text-properties officeooo:rsid="01e066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13">o</text:span>ls to search information:</text:p>
      <text:p text:style-name="P73"><text:span text:style-name="T77">Apropos:</text:span> <text:span text:style-name="T112">Search inside the manual pages (man database) for a command. Will tell you all the man pages which contain the command searched.</text:span></text:p>
      <text:p text:style-name="P105">Use mandb to update the cache first.</text:p>
      <text:p text:style-name="P78">Lists all manual pages that contain the command searched in their title.</text:p>
      <text:p text:style-name="P73"/>
      <text:p text:style-name="P75"><text:span text:style-name="T94">Example:</text:span><text:span text:style-name="T114"><text:tab/></text:span></text:p>
      <text:p text:style-name="P97">apropos mount</text:p>
      <text:p text:style-name="P110">free (1) <text:s text:c="10"/><text:tab/> <text:tab/> - Display amount of free and used memory in the system</text:p>
      <text:p text:style-name="P110">mklost+found (8) <text:s text:c="3"/><text:tab/> - create a lost+found directory on a mounted Linux second extended file system</text:p>
      <text:p text:style-name="P110">mount (8) <text:s text:c="9"/><text:tab/><text:tab/> <text:s/>- mount a file system</text:p>
      <text:p text:style-name="P110">mountpoint (1) <text:s text:c="3"/><text:tab/> <text:s text:c="15"/>- see if a directory is a mountpoint</text:p>
      <text:p text:style-name="P110">ntfsmount (8) <text:s text:c="3"/><text:tab/><text:tab/> <text:s text:c="3"/>- Read/Write userspace NTFS driver.</text:p>
      <text:p text:style-name="P110">sleep (1) <text:s text:c="9"/><text:tab/><text:tab/> <text:s/>- delay for a specified amount of time</text:p>
      <text:p text:style-name="P110">switch_root (8) <text:s/><text:tab/><text:tab/> <text:s text:c="3"/>- switch to another filesystem as the root of the mount tree.</text:p>
      <text:p text:style-name="P110">umount (8) <text:s text:c="8"/><text:tab/><text:tab/> <text:s/>- unmount file systems</text:p>
      <text:p text:style-name="P111"/>
      <text:p text:style-name="P76">man -k <text:s/>&lt;command&gt; does the same:</text:p>
      <text:p text:style-name="P76"><text:span text:style-name="T94">Example:</text:span><text:span text:style-name="T114"> <text:s/></text:span><text:span text:style-name="T48">man -k mount</text:span></text:p>
      <text:p text:style-name="P99"/>
      <text:p text:style-name="P77">– Name(Section) → man pages uses this notation. <text:s/><text:span text:style-name="T94">Example:</text:span> <text:s/>ftp(1)</text:p>
      <text:p text:style-name="P77">The section refers the different ways the topic can be referenced, system call, shell command line, etc. </text:p>
      <text:p text:style-name="Horizontal_20_Line"/>
      <text:p text:style-name="P74"><text:span text:style-name="T77">Whatis:</text:span><text:span text:style-name="T80"> </text:span><text:s/><text:span text:style-name="T121">List the manual page title for the specified command, is the same than man -f &lt;command&gt;</text:span></text:p>
      <text:p text:style-name="P80">You must to type the command exactly unless apropos.</text:p>
      <text:p text:style-name="P94">Example:</text:p>
      <text:p text:style-name="P98">whatis mount</text:p>
      <text:p text:style-name="P79">mount(8) <text:s text:c="16"/>- mount file systems</text:p>
      <text:p text:style-name="P73"/>
      <text:p text:style-name="Horizontal_20_Line"/>
      <text:p text:style-name="P73"/>
      <text:p text:style-name="P3">* <text:span text:style-name="T1">Man pages:</text:span></text:p>
      <text:p text:style-name="P1"/>
      <text:p text:style-name="P119"><text:span text:style-name="T48">h </text:span><text:span text:style-name="T7">or</text:span><text:span text:style-name="T52"> H</text:span>→ <text:span text:style-name="T48">Help</text:span> inside the manual, will tell you the less keys to move yourselve inside the manual. </text:p>
      <text:p text:style-name="P1"/>
      <text:p text:style-name="P60"><text:span text:style-name="T48">^ </text:span>→ <text:span text:style-name="T2">Caret</text:span> means control, ^f → means to type: <text:s/>control + f</text:p>
      <text:p text:style-name="P14"/>
      <text:p text:style-name="P14">ls [OPTION]… [FILE]...</text:p>
      <text:p text:style-name="P60"/>
      <text:p text:style-name="P64">[ <text:s text:c="9"/>] → something inside brackets means optional</text:p>
      <text:p text:style-name="P65"/>
      <text:p text:style-name="P65"><text:span text:style-name="T48">[OPTION] </text:span>→ <text:span text:style-name="T84">I can specify </text:span>optional flags, like -a ,--all, -sh , -Pn, <text:s/><text:span text:style-name="T75">etc.</text:span></text:p>
      <text:p text:style-name="P66"><text:span text:style-name="T77">...</text:span> → <text:span text:style-name="T85">Ellipsis, </text:span>means that you can add <text:span text:style-name="T76">an arbitrary number of flags for the previous bracket.</text:span></text:p>
      <text:p text:style-name="P66"><text:soft-page-break/><text:span text:style-name="T97">Example: <text:s/></text:span><text:span text:style-name="T87"><text:s/>ls </text:span><text:span text:style-name="T50">-lat</text:span></text:p>
      <text:p text:style-name="P64"/>
      <text:p text:style-name="P64"><text:span text:style-name="T48">[FILE] </text:span>→<text:span text:style-name="T84"> I can specify an optional file, like ls <text:s/>/Desktop </text:span></text:p>
      <text:p text:style-name="P60"><text:span text:style-name="T77">…</text:span> →<text:span text:style-name="T83"> I can specify multiple files. </text:span></text:p>
      <text:p text:style-name="P109"><text:span text:style-name="T94">Example:</text:span> <text:s/><text:span text:style-name="T83">ls /Desktop /Downloads /Documents</text:span></text:p>
      <text:p text:style-name="P60"/>
      <text:p text:style-name="P145"><text:span text:style-name="T127">Italic text</text:span><text:span text:style-name="T126">:</text:span><text:span text:style-name="T125"> <text:s/></text:span>When the text is in italic you need to replace it with the appropriate argument.</text:p>
      <text:p text:style-name="P146">In most of the <text:span text:style-name="T132">Linux systems will be underlined only.</text:span></text:p>
      <text:p text:style-name="P147">Example:</text:p>
      <text:p text:style-name="P147">basename <text:span text:style-name="T94">OPTION</text:span>... <text:span text:style-name="T95">NAME…</text:span></text:p>
      <text:p text:style-name="P129"/>
      <text:p text:style-name="P60"/>
      <text:p text:style-name="P7">cal [-smjy13] [[[day] month] year]</text:p>
      <text:p text:style-name="P60"/>
      <text:p text:style-name="P67"><text:span text:style-name="T48">[-smjy13] </text:span><text:span text:style-name="T51">or [options]</text:span><text:span text:style-name="T86"> → the flags that you can use with the previous token (brakets) </text:span></text:p>
      <text:p text:style-name="P108"><text:span text:style-name="T94">Example:</text:span> <text:s/>cal -s3 <text:s text:c="2"/>→ display Sunday as a first day of the week and display the last 3 months.</text:p>
      <text:p text:style-name="P60"/>
      <text:p text:style-name="P68"><text:span text:style-name="T48">[[[day] month] year]</text:span> →<text:span text:style-name="T88"> If you remove the first set of brackets </text:span><text:span text:style-name="T91">year</text:span><text:span text:style-name="T88"> will be the one that will be used because it’s outside of all the brackets, then month and then day.</text:span></text:p>
      <text:p text:style-name="P69"><text:span text:style-name="T94">Example: </text:span><text:s/>cal 9 2019 <text:s/>→ will show the month of September of 2019</text:p>
      <text:p text:style-name="P68"><text:tab/> <text:s text:c="4"/><text:span text:style-name="T89">cal 25 10 2020 → will show the month of October of 2020 and will highlight the 25</text:span><text:span text:style-name="T93">th</text:span><text:span text:style-name="T89"> day.</text:span></text:p>
      <text:p text:style-name="P68"/>
      <text:p text:style-name="P68"/>
      <text:p text:style-name="P68"><text:span text:style-name="T48">mv [OPTION]... [-T] SOURCE DEST </text:span><text:s/>→<text:span text:style-name="T107"> move several optional flags + optional T + simple source or filename + any destination, we can move into a file or as another changing it’s name.</text:span></text:p>
      <text:p text:style-name="P70"><text:span text:style-name="T102">Example:</text:span> <text:s/><text:span text:style-name="T107">mv /home/example.txt /Documents/example_renamed.txt</text:span></text:p>
      <text:p text:style-name="P72"><text:s/></text:p>
      <text:p text:style-name="P68"><text:span text:style-name="T48">mv [OPTION]... SOURCE... DIRECTORY </text:span>→<text:span text:style-name="T108"> move + multiple optional flags + multiple optional sources + must be a directory.</text:span></text:p>
      <text:p text:style-name="P68"/>
      <text:p text:style-name="P68"><text:span text:style-name="T48">mv [OPTION]... -t DIRECTORY SOURCE…</text:span> <text:s/>→<text:span text:style-name="T109"> move + multiple optional flags + -t + directory + multiple optional sources.</text:span></text:p>
      <text:p text:style-name="P68"/>
      <text:p text:style-name="P68"/>
      <text:p text:style-name="P71"><text:span text:style-name="T48">date [OPTION]... [+FORMAT]</text:span> →date + multiple optional flags + optional format <text:span text:style-name="T110">adding a plus sign (+) at the beginning of format.</text:span></text:p>
      <text:p text:style-name="P71"><text:span text:style-name="T94">Example:</text:span> <text:span text:style-name="T110">date +%D <text:s text:c="2"/>→ 11/18/19</text:span></text:p>
      <text:p text:style-name="P71"/>
      <text:p text:style-name="P71"><text:span text:style-name="T48">date [-u|--utc|--universal] [MMDDhhmm[[CC]YY][.ss]]</text:span> →<text:span text:style-name="T111"> date + optional -u or –utc or –universal or a combination of them or all toghether + optional month day hour minute or the brackets that you remove.</text:span></text:p>
      <text:p text:style-name="P62"/>
      <text:p text:style-name="P60"><text:span text:style-name="T48">* </text:span><text:span text:style-name="T62">Conventions: </text:span><text:span text:style-name="T4">You can see them in man, conventions </text:span><text:span text:style-name="T5">are, do: man man and search for it.</text:span></text:p>
      <text:p text:style-name="P60"><text:s text:c="7"/>bold text <text:s text:c="9"/>type exactly as shown.</text:p>
      <text:p text:style-name="P60"><text:s text:c="7"/>italic text <text:s text:c="7"/>replace with appropriate argument.</text:p>
      <text:p text:style-name="P60"><text:s text:c="7"/>[-abc] <text:s text:c="12"/>any or all arguments within [ ] are optional.</text:p>
      <text:p text:style-name="P60"><text:s text:c="7"/>-a|-b <text:s text:c="13"/>options delimited by | cannot be used together.</text:p>
      <text:p text:style-name="P60"><text:s text:c="7"/>argument ... <text:s text:c="6"/>argument is repeatable.</text:p>
      <text:p text:style-name="P60"><text:s text:c="7"/>[expression] ... <text:s text:c="2"/>entire expression within [ ] is repeatable.</text:p>
      <text:p text:style-name="P63">… <text:s/>→ <text:span text:style-name="T63">Ellipsis:</text:span><text:span text:style-name="T147"> <text:s/>You can repeat the last token several times, like <text:s/>ls -l -a -h <text:s/>etc.</text:span></text:p>
      <text:p text:style-name="P64"/>
      <text:p text:style-name="P60"><text:soft-page-break/><text:span text:style-name="T48">* </text:span><text:span text:style-name="T49">Sections: </text:span><text:span text:style-name="T6">The manuals are split in different sections marked by number</text:span></text:p>
      <text:p text:style-name="P120">Normally I will use the section 8 information, system administrators and the 1.</text:p>
      <text:p text:style-name="P120">You can see the content of the sections in <text:span text:style-name="T90">man man</text:span></text:p>
      <text:p text:style-name="P120"><text:span text:style-name="T90"/></text:p>
      <text:p text:style-name="P350">Go to the section: <text:s/></text:p>
      <text:p text:style-name="P349">[root@andrewjobson1c ~]# <text:s/>apropos chroot</text:p>
      <text:p text:style-name="P349">chroot (1) <text:s text:c="10"/>- run command or interactive shell with special root directory</text:p>
      <text:p text:style-name="P349">chroot (2) <text:s text:c="10"/>- change root directory</text:p>
      <text:p text:style-name="P349"/>
      <text:p text:style-name="P349">chroot.2 → will open chroot (2)</text:p>
      <text:p text:style-name="P349"/>
      <text:p text:style-name="P60"/>
      <text:p text:style-name="P60"/>
      <text:p text:style-name="P121"><text:span text:style-name="T48">*Built-in commands: </text:span><text:s/>like help, history, etc don’t have a man page but you can find information in the man page of the shell in which you are, like bash:</text:p>
      <text:p text:style-name="P122">man bash</text:p>
      <text:p text:style-name="P121"/>
      <text:p text:style-name="P294"><text:span text:style-name="T48">mandb:</text:span> <text:s/>To update the man database.</text:p>
      <text:p text:style-name="P121"/>
      <text:p text:style-name="P309"><text:span text:style-name="T48">RPM</text:span>: If you installed anything from rpm you can search it in your computer doing:</text:p>
      <text:p text:style-name="P309">rpm -qd package_name <text:s/></text:p>
      <text:p text:style-name="P309">q = query</text:p>
      <text:p text:style-name="P309">d = documentation</text:p>
      <text:p text:style-name="P309"/>
      <text:p text:style-name="P314"/>
      <text:p text:style-name="P5">*Help:</text:p>
      <text:p text:style-name="P124"/>
      <text:p text:style-name="P125"><text:span text:style-name="T123">Display</text:span> information about the builtin commands that doesn’t have man pages: <text:span text:style-name="T124">help &lt;argument&gt;</text:span></text:p>
      <text:p text:style-name="P128">Example:</text:p>
      <text:p text:style-name="P127">help fg</text:p>
      <text:p text:style-name="P127"/>
      <text:p text:style-name="P127">&lt;command&gt; --help </text:p>
      <text:p text:style-name="P127">vim --help</text:p>
      <text:p text:style-name="P125"/>
      <text:p text:style-name="Horizontal_20_Line"/>
      <text:p text:style-name="P6">*Type:</text:p>
      <text:p text:style-name="P126">Tells you what kind of command is, builtin, the path <text:span text:style-name="T122">to it, etc. </text:span></text:p>
      <text:p text:style-name="P125"/>
      <text:p text:style-name="P125"/>
      <text:p text:style-name="Horizontal_20_Line"/>
      <text:p text:style-name="P312">Use Input/Output Redirection</text:p>
      <text:p text:style-name="P60"/>
      <text:p text:style-name="P156">Standard Input <text:s text:c="6"/>STDIN → 0</text:p>
      <text:p text:style-name="P156">Standard Output <text:s text:c="2"/>STOUT → 1</text:p>
      <text:p text:style-name="P156">Standard Error <text:s text:c="2"/>STDERR <text:s/>→ 2</text:p>
      <text:p text:style-name="P60"/>
      <text:p text:style-name="P151"><text:span text:style-name="T81">&lt; </text:span><text:s/><text:span text:style-name="T80">→</text:span><text:span text:style-name="T133"> </text:span><text:span text:style-name="T48">Directs the contents of a file to the command</text:span>, is the default action, less bigfile.txt and less &lt; bigfile.txt are the same.</text:p>
      <text:p text:style-name="P132">Example:</text:p>
      <text:p text:style-name="P157"><text:soft-page-break/><text:tab/>less &lt; bigfile.txt</text:p>
      <text:p text:style-name="P157"><text:tab/>less bigfile.txt</text:p>
      <text:p text:style-name="P60"/>
      <text:p text:style-name="P151"><text:span text:style-name="T77">&gt; </text:span><text:span text:style-name="T81">→</text:span><text:span text:style-name="T48">Directs standard output </text:span><text:span text:style-name="T56">(1) </text:span><text:span text:style-name="T48">to a file</text:span>. <text:span text:style-name="T94">If the file exists the content is overwritten.</text:span></text:p>
      <text:p text:style-name="P133">Example:</text:p>
      <text:p text:style-name="P158"><text:tab/>ls bigfile.txt &gt; new_file.txt</text:p>
      <text:p text:style-name="P153"/>
      <text:p text:style-name="P151"><text:span text:style-name="T77">&gt;&gt; →</text:span><text:span text:style-name="T78"> </text:span><text:s/><text:span text:style-name="T54">Append </text:span><text:span text:style-name="T48">the </text:span><text:span text:style-name="T55">standard output</text:span> of a command to a file, adding the output to the end of that file.</text:p>
      <text:p text:style-name="P134">Example:</text:p>
      <text:p text:style-name="P154"><text:tab/><text:span text:style-name="T134">ls bigfile.txt &gt;&gt; new_file.txt</text:span></text:p>
      <text:p text:style-name="P153"/>
      <text:p text:style-name="P152"><text:span text:style-name="T48">2&gt;</text:span> <text:span text:style-name="T48">Directs standard error to the filename</text:span></text:p>
      <text:p text:style-name="P134">Example:</text:p>
      <text:p text:style-name="P152"><text:tab/><text:span text:style-name="T135">ls asdfasasgdfgasfdas <text:s/></text:span><text:span text:style-name="T57">2&gt; </text:span><text:span text:style-name="T135">error.txt</text:span></text:p>
      <text:p text:style-name="P152"/>
      <text:p text:style-name="P152"><text:span text:style-name="T48">&amp;&gt;</text:span> <text:span text:style-name="T48">Redirecting Standard Output and Standard Error</text:span></text:p>
      <text:p text:style-name="P162">Used in BASH. Use this redirection if you are sure that will run over bash.</text:p>
      <text:p text:style-name="P162"/>
      <text:p text:style-name="P162"><text:span text:style-name="T58">&amp;</text:span><text:span text:style-name="T48">&gt;</text:span> is a bash extension and <text:span text:style-name="T94">not de jure standard.</text:span></text:p>
      <text:p text:style-name="P162"/>
      <text:p text:style-name="P135">Example:</text:p>
      <text:p text:style-name="P60"><text:tab/><text:span text:style-name="T136">ls bigfile.txt <text:s/>asdfasdfasdfasdfa <text:s text:c="2"/></text:span><text:span text:style-name="T53">&amp;&gt;</text:span><text:span text:style-name="T136"> error_and_output.txt</text:span></text:p>
      <text:p text:style-name="P60"/>
      <text:p text:style-name="P159"><text:span text:style-name="T48">&gt;&amp;</text:span> Same than a<text:span text:style-name="T137">bov</text:span>e, but the first is preffered</text:p>
      <text:p text:style-name="P136">Example:</text:p>
      <text:p text:style-name="P61"><text:tab/><text:span text:style-name="T136">ls bigfile.txt <text:s/>asdfasdfasdfasdfa <text:s text:c="2"/></text:span><text:span text:style-name="T53">&gt;&amp;</text:span><text:span text:style-name="T136"> error_and_output.txt</text:span></text:p>
      <text:p text:style-name="P60"/>
      <text:p text:style-name="P150"><text:span text:style-name="T48">2&gt;&amp;1</text:span> <text:s/>Duplicating an Output File Descriptor. <text:span text:style-name="T137">Is the same than above.</text:span></text:p>
      <text:p text:style-name="P161">Supported by most POSIX-compliant and Brourne-like shells.</text:p>
      <text:p text:style-name="P166"/>
      <text:p text:style-name="P166">2&gt;&amp;1 is standard Bourne/POSIX shell. </text:p>
      <text:p text:style-name="P160"/>
      <text:p text:style-name="P137">Example:</text:p>
      <text:p text:style-name="P149"><text:tab/>ls bigfile.txt asdfasdfasdfa <text:span text:style-name="T48">&gt;</text:span> <text:span text:style-name="T136">error_and_output.txt </text:span><text:span text:style-name="T53">2&gt;&amp;1</text:span></text:p>
      <text:p text:style-name="P148"/>
      <text:p text:style-name="P15"><text:span text:style-name="T144">&lt;&lt;</text:span> <text:span text:style-name="T145">Here text / Here document:</text:span></text:p>
      <text:p text:style-name="P167">Will send the content typed between &lt;&lt; myword <text:s text:c="2"/>and myword <text:s/>to the input of the commnand</text:p>
      <text:p text:style-name="P155"/>
      <text:p text:style-name="P155">$ mail root cnegus <text:s/><text:span text:style-name="T48">&lt;&lt;thetext</text:span></text:p>
      <text:p text:style-name="P155">&gt; I want to tell everyone that there will be a 10 a.m.</text:p>
      <text:p text:style-name="P155">&gt; meeting in conference room B. Everyone should attend.</text:p>
      <text:p text:style-name="P155">&gt;</text:p>
      <text:p text:style-name="P155">&gt; -- James</text:p>
      <text:p text:style-name="P155">&gt; <text:span text:style-name="T48">thetext</text:span></text:p>
      <text:p text:style-name="P148"/>
      <text:p text:style-name="P24">Combine both &lt; and &gt;:</text:p>
      <text:p text:style-name="P291"><text:tab/>sort &lt; my_file &gt; my_file_sorted</text:p>
      <text:p text:style-name="P291"/>
      <text:p text:style-name="P292"><text:span text:style-name="T48">Pipes: <text:s/></text:span><text:span text:style-name="T3">Takes the output of a command and send it to the input of the other.</text:span></text:p>
      <text:p text:style-name="P293"><text:tab/>ls -l /etc | sort -nr | less</text:p>
      <text:p text:style-name="P148"/>
      <text:p text:style-name="P148"><text:soft-page-break/></text:p>
      <text:p text:style-name="Horizontal_20_Line"/>
      <text:p text:style-name="P60"/>
      <text:p text:style-name="P8">Log in and Switch Users in Multiuser Targets:</text:p>
      <text:p text:style-name="P9"/>
      <text:p text:style-name="P101">* Interactive Shell: <text:span text:style-name="T8">The user is the one who can type into the terminal.</text:span></text:p>
      <text:p text:style-name="P91"/>
      <text:p text:style-name="P101"><text:span text:style-name="T146">* Non-</text:span>Interactive Shell:<text:span text:style-name="T3"> </text:span><text:span text:style-name="T8">Or Sub-Shell, is ran by scripts, internal processes, etc. There is no interaction with the user.</text:span></text:p>
      <text:p text:style-name="P91">I<text:span text:style-name="T173">t’</text:span>s not reading local or glo<text:span text:style-name="T172">b</text:span>al variables. You have to type the full path for each command: </text:p>
      <text:p text:style-name="P91">/bin/cp</text:p>
      <text:p text:style-name="P91">/bin/echo</text:p>
      <text:p text:style-name="P102"/>
      <text:p text:style-name="P83"><text:span text:style-name="T48">* Login Shell: </text:span><text:span text:style-name="T138">When you open a new terminal or console(remotelly) typing the user/password or opening a new tab, splitting the terminal (like with terminator), etc.</text:span></text:p>
      <text:p text:style-name="P84"/>
      <text:p text:style-name="P90">Will load our custom environment variables and specific customization files, like:</text:p>
      <text:p text:style-name="P84"><text:span text:style-name="T140">~/</text:span><text:span text:style-name="T59">.bash_profile</text:span><text:span text:style-name="T138">, etc.</text:span></text:p>
      <text:p text:style-name="P84"/>
      <text:p text:style-name="P96">Example:</text:p>
      <text:p text:style-name="P112"><text:tab/>echo “<text:span text:style-name="T48">This is a Login Shell</text:span>” &gt;&gt; ~./.bash_profile</text:p>
      <text:p text:style-name="P86"><text:span text:style-name="T142">Every time</text:span> you open a <text:span text:style-name="T142">L</text:span>ogin <text:span text:style-name="T142">S</text:span>hell you will see th<text:span text:style-name="T142">e above</text:span> message.</text:p>
      <text:p text:style-name="P100"/>
      <text:p text:style-name="P100">How to open a Login Shell:</text:p>
      <text:list xml:id="list742966769" text:style-name="L1">
        <text:list-item>
          <text:p text:style-name="P317">Opening a new terminal or console connection</text:p>
        </text:list-item>
        <text:list-item>
          <text:p text:style-name="P318">Adding hyphen into su command: <text:s/></text:p>
          <text:list>
            <text:list-item>
              <text:p text:style-name="P318">su <text:s/>- joaquim</text:p>
            </text:list-item>
            <text:list-item>
              <text:p text:style-name="P319">su -l joaquim</text:p>
            </text:list-item>
            <text:list-item>
              <text:p text:style-name="P319">su --loging joaquim</text:p>
            </text:list-item>
            <text:list-item>
              <text:p text:style-name="P320">You will appear in the /home of the user mentioned.</text:p>
            </text:list-item>
          </text:list>
        </text:list-item>
      </text:list>
      <text:p text:style-name="P114"/>
      <text:p text:style-name="P113"/>
      <text:p text:style-name="P82"><text:span text:style-name="T48">* No Login Shell: </text:span><text:span text:style-name="T143">If you change to another user while you are in the same terminal or console.</text:span></text:p>
      <text:p text:style-name="P82"/>
      <text:p text:style-name="P88">Won’t load the environment variables or customized files of the new user.</text:p>
      <text:p text:style-name="P88"/>
      <text:p text:style-name="P88">If you modify the envvar or .bashrc etc you won’t see the changes until you open a Login Shell.</text:p>
      <text:p text:style-name="P82"/>
      <text:p text:style-name="P95">Example:</text:p>
      <text:p text:style-name="P85"><text:tab/><text:span text:style-name="T139">su peter</text:span></text:p>
      <text:p text:style-name="P85"><text:tab/><text:span text:style-name="T141">su joaquim</text:span></text:p>
      <text:p text:style-name="P87">You will change to the user and you will stay in the folder you been before</text:p>
      <text:p text:style-name="P87"/>
      <text:p text:style-name="P115"><text:span text:style-name="T48">joaquim</text:span>@ubuntu-pc:~/<text:span text:style-name="T48">Downloads</text:span>$ <text:span text:style-name="T48"><text:s/>su </text:span><text:span text:style-name="T61">peter</text:span></text:p>
      <text:p text:style-name="P115">[sudo] password for joaquim: </text:p>
      <text:p text:style-name="P115"><text:span text:style-name="T61">peter</text:span>@ubuntu-pc:<text:span text:style-name="T48">/home/joaquim/Downloads</text:span># </text:p>
      <text:p text:style-name="P104"/>
      <text:p text:style-name="P104"/>
      <text:p text:style-name="P81"><text:span text:style-name="T48">* /</text:span><text:span text:style-name="T60">etc/profile: <text:s/>Global Login configuration file</text:span></text:p>
      <text:p text:style-name="P89">Will <text:span text:style-name="T174">be </text:span>executed whenever any user logs into the system.</text:p>
      <text:p text:style-name="P103"/>
      <text:p text:style-name="Horizontal_20_Line"/>
      <text:p text:style-name="P313"><text:soft-page-break/>Archive, Compress, Unpack and Uncompress Files </text:p>
      <text:p text:style-name="P313">Using tar, star, gzip and bzip2</text:p>
      <text:p text:style-name="Standard"/>
      <text:p text:style-name="P168"><text:span text:style-name="T79">tar </text:span><text:span text:style-name="T148">→ Is archiving different files in a single file, like: <text:s/>tile1.txt , file2.txt , file3.txt → files.tar</text:span></text:p>
      <text:p text:style-name="Standard"><text:tab/><text:span text:style-name="T98">But does not do compression.</text:span></text:p>
      <text:p text:style-name="Standard"><text:tab/><text:span text:style-name="T149">You can pass a flag to send it to a compression program like bzip2 or gzip, etc.</text:span></text:p>
      <text:p text:style-name="Standard"/>
      <text:p text:style-name="P138">Arguments:</text:p>
      <text:p text:style-name="P170">-c → create a new archive.</text:p>
      <text:p text:style-name="Standard">-<text:span text:style-name="T150">v → verbose</text:span></text:p>
      <text:p text:style-name="Standard">-<text:span text:style-name="T150">f → use the archive file, you have to specify the name, like: <text:s text:c="2"/>myarchive.tar</text:span></text:p>
      <text:p text:style-name="P173"/>
      <text:p text:style-name="P171"><text:span text:style-name="T94">Example:</text:span><text:span text:style-name="T114"> Archive the directoy /Test_directory and the files example1 and 2 versovying it.</text:span></text:p>
      <text:p text:style-name="P171"><text:tab/>tar -cvf myarchive.tar /Test_directory <text:s/>example1.txt example2.txt</text:p>
      <text:p text:style-name="P176"/>
      <text:p text:style-name="P175">-<text:span text:style-name="T151">t → to see the content of an <text:s/>archive file.</text:span></text:p>
      <text:p text:style-name="P143"/>
      <text:p text:style-name="P174"><text:span text:style-name="T99">Example:</text:span><text:span text:style-name="T115"> </text:span><text:span text:style-name="T116">Show me the content of an archive file.</text:span></text:p>
      <text:p text:style-name="P172"><text:tab/>tar -tf myarchive.tar</text:p>
      <text:p text:style-name="P142"/>
      <text:p text:style-name="P142">Unarchive:<text:span text:style-name="T114"> </text:span><text:span text:style-name="T120">CAREFULL </text:span><text:span text:style-name="T119">you will remove the files with the same name.</text:span></text:p>
      <text:p text:style-name="P142"><text:span text:style-name="T119">I</text:span><text:span text:style-name="T118">f you unarchive in a folder in which there is the same file you will wipe it and the unarchived one will be there.</text:span></text:p>
      <text:p text:style-name="P164"/>
      <text:p text:style-name="P164">-x </text:p>
      <text:p text:style-name="P130">Example:</text:p>
      <text:p text:style-name="P163"><text:tab/><text:span text:style-name="T9">tar -</text:span><text:span text:style-name="T154">x</text:span><text:span text:style-name="T9">f archived_file.tar</text:span></text:p>
      <text:p text:style-name="P141"/>
      <text:p text:style-name="P141">Copmpression / <text:span text:style-name="T155">Uncompression</text:span>:</text:p>
      <text:p text:style-name="P196">-z, --gzip, --gunzip, --ungzip→ to compress using Gzip</text:p>
      <text:p text:style-name="P172">-j, --bzip2</text:p>
      <text:p text:style-name="P139"/>
      <text:p text:style-name="P140">Example:<text:span text:style-name="T114"> </text:span></text:p>
      <text:p text:style-name="P165">Compress:</text:p>
      <text:p text:style-name="P177"><text:span text:style-name="T152"><text:tab/>tar -cv</text:span><text:span text:style-name="T64">z</text:span><text:span text:style-name="T153">f my_archive_compressed.tar.gz /Test_directory <text:s/>example1.txt example2.txt</text:span></text:p>
      <text:p text:style-name="P178"/>
      <text:p text:style-name="P178">Uncompress:</text:p>
      <text:p text:style-name="P179"><text:tab/>tar -xzf <text:s/>my_archive_compressed.tar.gz</text:p>
      <text:p text:style-name="P183"/>
      <text:p text:style-name="Standard"/>
      <text:p text:style-name="P16">Diff: <text:span text:style-name="T3">Find differences between </text:span><text:span text:style-name="T10">archive and file systems.</text:span></text:p>
      <text:p text:style-name="P184">To avoid to remove modified files you can run a diff to see if something have changed from the archived file and the folder in which you are going to unarchived.</text:p>
      <text:p text:style-name="P184"/>
      <text:p text:style-name="P184">-<text:span text:style-name="T157">d </text:span></text:p>
      <text:p text:style-name="P184"/>
      <text:p text:style-name="P185"><text:span text:style-name="T94">Example</text:span>:</text:p>
      <text:p text:style-name="P185"><text:tab/>tar -df archive.tar.gz</text:p>
      <text:p text:style-name="Standard"><text:tab/>tar -d<text:span text:style-name="T157">v</text:span>f archive.tar.gz</text:p>
      <text:p text:style-name="Standard"/>
      <text:p text:style-name="Standard"><text:soft-page-break/></text:p>
      <text:p text:style-name="P169"><text:span text:style-name="T82">gzip / gunzip</text:span> → To compress and uncompress.</text:p>
      <text:p text:style-name="P180"/>
      <text:p text:style-name="P181"><text:span text:style-name="T48">Compress:</text:span> <text:s/>gzip archive.tar <text:s/>→ archive.tar.gz</text:p>
      <text:p text:style-name="P182"><text:tab/> <text:s text:c="8"/>g<text:span text:style-name="T160">un</text:span>zip archive.tar<text:tab/></text:p>
      <text:p text:style-name="P19"/>
      <text:p text:style-name="P181"><text:span text:style-name="T48">Uncompress:</text:span> <text:s/>gzip <text:span text:style-name="T48">-d </text:span>archive.tar.gz <text:s/>→ <text:s/>archive.tar</text:p>
      <text:p text:style-name="P191"><text:tab/><text:tab/> <text:span text:style-name="T156">gunzip -d archive.tar</text:span></text:p>
      <text:p text:style-name="P191"/>
      <text:p text:style-name="P186"><text:span text:style-name="T48">Compression ratio: </text:span>shows you info about it</text:p>
      <text:p text:style-name="P186">gzip -l file.tar.gz</text:p>
      <text:p text:style-name="Standard"/>
      <text:p text:style-name="P10"/>
      <text:p text:style-name="P186"><text:span text:style-name="T77">star</text:span> : Another <text:span text:style-name="T158">archiving</text:span> utility, not installed into the system by default.</text:p>
      <text:p text:style-name="P197">You can archive a big amount of files or extract specific files form an archive. </text:p>
      <text:p text:style-name="P187"/>
      <text:p text:style-name="P192">Is not overwritting files in our operating system if they are already there before extracting.</text:p>
      <text:p text:style-name="Standard"/>
      <text:p text:style-name="P188">-c → <text:span text:style-name="T48">Creates a file</text:span></text:p>
      <text:p text:style-name="Standard">-<text:span text:style-name="T159">f=file_name.tar <text:s/>→ will create or read the file if already create.</text:span></text:p>
      <text:p text:style-name="P189"><text:tab/>star -c -f=<text:span text:style-name="T156">archive.tar /Test_directory <text:s/>example1.txt example2.txt</text:span></text:p>
      <text:p text:style-name="P189"/>
      <text:p text:style-name="P190">-t →<text:span text:style-name="T48"> to see the content of the archive</text:span></text:p>
      <text:p text:style-name="P190"><text:tab/>star -t -f=<text:span text:style-name="T156">archive.tar </text:span></text:p>
      <text:p text:style-name="Standard"/>
      <text:p text:style-name="Standard">-<text:span text:style-name="T161">x → </text:span><text:span text:style-name="T65">extract .tar files </text:span><text:span text:style-name="T11">,</text:span><text:span text:style-name="T12">is not gonna overwrite if the files are already there.</text:span></text:p>
      <text:p text:style-name="P193"><text:tab/><text:span text:style-name="T161">star -x -f=archive.tar </text:span></text:p>
      <text:p text:style-name="Standard"/>
      <text:p text:style-name="P17">Extract only one file:</text:p>
      <text:p text:style-name="P194"><text:tab/><text:span text:style-name="T162">start -x -f=archive.tar <text:s/>file_to_extract.txt</text:span></text:p>
      <text:p text:style-name="P194"/>
      <text:p text:style-name="P18">Archive and Compress:</text:p>
      <text:p text:style-name="P195"><text:tab/>star -cz -f=<text:span text:style-name="T156">archive.tar /</text:span>Folder file1 file2 </text:p>
      <text:p text:style-name="Standard"/>
      <text:p text:style-name="Standard"/>
      <text:p text:style-name="Horizontal_20_Line"/>
      <text:p text:style-name="P11">Hard and Soft links:</text:p>
      <text:p text:style-name="Standard"/>
      <text:p text:style-name="P20">* Simbolik link, sim link:<text:span text:style-name="T3"> <text:s text:c="2"/></text:span><text:span text:style-name="T13">Acts like a windows shortcut</text:span></text:p>
      <text:p text:style-name="P198"/>
      <text:p text:style-name="P23">Create soft links:</text:p>
      <text:p text:style-name="P201">l<text:span text:style-name="T165">n</text:span> -s <text:span text:style-name="T165">TARGET name_of_simlink</text:span></text:p>
      <text:p text:style-name="P202">ln -s /etc/motd <text:s/><text:span text:style-name="T166">MOTD</text:span></text:p>
      <text:p text:style-name="Standard"/>
      <text:p text:style-name="P202">And will appear in the folder like this:</text:p>
      <text:p text:style-name="P200"><text:tab/><text:span text:style-name="T170">MOTD</text:span> -&gt; /<text:span text:style-name="T165">etc/motd</text:span></text:p>
      <text:p text:style-name="P200"/>
      <text:p text:style-name="P199"><text:span text:style-name="T164"><text:tab/>Real example in <text:s/></text:span>/etc/systemd/system</text:p>
      <text:p text:style-name="P202"><text:tab/>display-manager.service -&gt; /lib/systemd/system/gdm3.service</text:p>
      <text:p text:style-name="Standard"/>
      <text:p text:style-name="P21"><text:soft-page-break/>Broken link:</text:p>
      <text:p text:style-name="P203">If I remove the TARGET link the simlink will be broken appearing in red and blinking.</text:p>
      <text:p text:style-name="P203"><text:s/></text:p>
      <text:p text:style-name="P203">Breaking the soft link: <text:s/>mv /etc/motd /etc/motd1</text:p>
      <text:p text:style-name="P204"><text:span text:style-name="T167"><text:tab/>MOTD</text:span> -&gt; <text:span text:style-name="T168">/etc/motd</text:span></text:p>
      <text:p text:style-name="P21"/>
      <text:p text:style-name="P289"><text:span text:style-name="T48">Permissions</text:span>: In the symlink you will see that have 777 permissions but this is not true. The system reads the source permissions on the TARGET file when opening the link:</text:p>
      <text:p text:style-name="P289"/>
      <text:p text:style-name="P117"><text:span text:style-name="T48">lrwxrwxrwx. </text:span>1 cloud_user cloud_user 9 Dec <text:s/>1 20:18 <text:span text:style-name="T169">MOTD </text:span>-&gt; /etc/motd</text:p>
      <text:p text:style-name="P117"><text:span text:style-name="T48">-rw-r--r--. </text:span>1 root root 0 Sep 10 <text:s/>2018 <text:span text:style-name="T48">/etc/motd</text:span></text:p>
      <text:p text:style-name="P289"/>
      <text:p text:style-name="P290">You will be able to read /etc/motd but only root will be able to modify it <text:span text:style-name="T171">in the above example.</text:span></text:p>
      <text:p text:style-name="P290"/>
      <text:p text:style-name="P20"/>
      <text:p text:style-name="P208"><text:span text:style-name="T48">Find links in the current path: </text:span><text:s text:c="3"/><text:span text:style-name="T163">find . -maxdepth 1 -type l -ls</text:span></text:p>
      <text:p text:style-name="P208"/>
      <text:p text:style-name="P205"/>
      <text:p text:style-name="P20"/>
      <text:p text:style-name="P20">* Hard link: <text:s/><text:span text:style-name="T14">Link to specific inode location on the filesystem. </text:span><text:span text:style-name="T15">Hard links can’t link across filesystems.</text:span></text:p>
      <text:p text:style-name="P206">ln TARGET LINK_NAME</text:p>
      <text:p text:style-name="P206"/>
      <text:p text:style-name="P207">Permissions are gonna be the same in both files.</text:p>
      <text:p text:style-name="P207">If you change permissions in a hard link, the linked object are going to be changed too.</text:p>
      <text:p text:style-name="P207"/>
      <text:p text:style-name="P209">Once you created a hard link there is no way to distinguish who was the original, because will have the same permissions and date. Only if the name and the path is different will be distiguishible.</text:p>
      <text:p text:style-name="P209"/>
      <text:p text:style-name="P22">Remove links:</text:p>
      <text:p text:style-name="P210">with rm or unlink</text:p>
      <text:p text:style-name="P210"/>
      <text:p text:style-name="P315"/>
      <text:p text:style-name="P210"/>
      <text:p text:style-name="P13">Permissions Management:</text:p>
      <text:p text:style-name="P295"><text:a xlink:type="simple" xlink:href="https://linuxacademy.com/cp/courses/lesson/course/311/lesson/10/module/39" text:style-name="Internet_20_link" text:visited-style-name="Visited_20_Internet_20_Link"><text:span text:style-name="T16">Linux Academy</text:span></text:a></text:p>
      <text:p text:style-name="P211"/>
      <text:p text:style-name="P219">D = directoty</text:p>
      <text:p text:style-name="P219">- = file</text:p>
      <text:p text:style-name="P219">L = simlink</text:p>
      <text:p text:style-name="P210"><text:span text:style-name="T48">d</text:span>rwxr-xr-x. 2 cloud_user cloud_user <text:s/>6 Aug 27 17:53 Downloads</text:p>
      <text:p text:style-name="P210"><text:span text:style-name="T48">-</text:span>rw-rw-r--. 1 cloud_user cloud_user 44 Aug 29 18:27 example.txt</text:p>
      <text:p text:style-name="P210"><text:span text:style-name="T48">l</text:span>rwxrwxrwx. 1 cloud_user cloud_user 14 Aug 29 18:24 example.txt -&gt; ../example.txt</text:p>
      <text:p text:style-name="P210"/>
      <text:p text:style-name="P220"><text:span text:style-name="T66">R</text:span><text:span text:style-name="T48">EMEMBER </text:span>to navigate inside a directory you need execute permissions.</text:p>
      <text:p text:style-name="P210"/>
      <text:p text:style-name="P26"><text:span text:style-name="T128">Change permissions</text:span> by <text:span text:style-name="T175">symbolic notation:</text:span></text:p>
      <text:p text:style-name="P212"/>
      <text:p text:style-name="P213"><text:span text:style-name="T48">Remove writing permissions to all</text:span>, user, group and others:</text:p>
      <text:p text:style-name="P213">chmod ugo-w <text:s/><text:span text:style-name="T176">myfile</text:span></text:p>
      <text:p text:style-name="P213"/>
      <text:p text:style-name="P25">Add writing permissions to all:</text:p>
      <text:p text:style-name="P214"><text:soft-page-break/>chmod ugo+w <text:s/><text:span text:style-name="T176">myfile</text:span></text:p>
      <text:p text:style-name="P214"/>
      <text:p text:style-name="P27">Add execution for the user:</text:p>
      <text:p text:style-name="P215">chmod u+x myfile</text:p>
      <text:p text:style-name="P215"/>
      <text:p text:style-name="P215"/>
      <text:p text:style-name="P215"/>
      <text:p text:style-name="P215"/>
      <text:p text:style-name="P28"><text:span text:style-name="T128">Change owner:</text:span><text:span text:style-name="T114"> <text:s text:c="2"/></text:span><text:span text:style-name="T17">chown </text:span><text:span text:style-name="T18">user:group </text:span><text:span text:style-name="T19">file/directory</text:span></text:p>
      <text:p text:style-name="P216"/>
      <text:p text:style-name="P30">Example:</text:p>
      <text:p text:style-name="P221">-rw-rw-r--. 1 cloud_user cloud_user <text:s/>0 Aug 29 19:15 myfile</text:p>
      <text:p text:style-name="P216"/>
      <text:p text:style-name="P29">Change owner of the file to root:</text:p>
      <text:p text:style-name="P221">chown root myfile</text:p>
      <text:p text:style-name="P217"/>
      <text:p text:style-name="P29">Change group of the file to root </text:p>
      <text:p text:style-name="P217">chown :root myfile </text:p>
      <text:p text:style-name="P217"/>
      <text:p text:style-name="P217">-rw-rw-r--. 1 root <text:s text:c="6"/>root <text:s text:c="7"/>0 Aug 29 19:15 myfile</text:p>
      <text:p text:style-name="P217"/>
      <text:p text:style-name="P31">Change myfile to cloud_user owner and group:</text:p>
      <text:p text:style-name="P222">chown cloud_user:cloud_user myfile</text:p>
      <text:p text:style-name="P222"/>
      <text:p text:style-name="P222">-rw-rw-r--. 1 cloud_user cloud_user <text:s/>0 Aug 29 19:15 myfile</text:p>
      <text:p text:style-name="P222"/>
      <text:p text:style-name="P230"><text:span text:style-name="T48">Change permissions or ownership recursively:</text:span> -R</text:p>
      <text:p text:style-name="P231">chown cloud_user:cloud_user -R finance</text:p>
      <text:p text:style-name="P222"/>
      <text:p text:style-name="P35">Change persmissions to all: <text:s/></text:p>
      <text:p text:style-name="P233">chmod a-rwx test.txt</text:p>
      <text:p text:style-name="P233">----------. 1 cloud_user cloud_user 0 Aug 31 07:46 test.txt</text:p>
      <text:p text:style-name="P233"/>
      <text:p text:style-name="P233">chmod a+x test.txt </text:p>
      <text:p text:style-name="P233">---x--x--x. 1 cloud_user cloud_user 0 Aug 31 07:46 test.txt</text:p>
      <text:p text:style-name="P223"/>
      <text:p text:style-name="P33"><text:span text:style-name="T128">Create a group:</text:span> <text:span text:style-name="T3">groupadd name_of_the_group</text:span></text:p>
      <text:p text:style-name="P224">groupadd finance</text:p>
      <text:p text:style-name="P222"/>
      <text:p text:style-name="P34">Create the folder finance and change the owner to root and the group to finance:</text:p>
      <text:p text:style-name="P225">sudo chown root:finance finance/</text:p>
      <text:p text:style-name="P225">drwxrwxr-x. 2 root <text:s text:c="6"/>finance <text:s text:c="4"/>6 Aug 31 06:43 finance</text:p>
      <text:p text:style-name="P218"/>
      <text:p text:style-name="P296">Remove execute permissions on everything except the directory:<text:span text:style-name="T117"> </text:span><text:span text:style-name="T179">-</text:span><text:span text:style-name="T180">X or +X (capital x)</text:span></text:p>
      <text:p text:style-name="P227"/>
      <text:p text:style-name="P227">Example: I have scripts in the directory and I don’t want no one to execute them, but I want be able to see the content of that directory.</text:p>
      <text:p text:style-name="P227"/>
      <text:p text:style-name="P232"><text:span text:style-name="T187">c</text:span>hmod ug-X -<text:span text:style-name="T187">R finance</text:span></text:p>
      <text:p text:style-name="P227"/>
      <text:p text:style-name="P32"><text:span text:style-name="T128">Add user </text:span><text:span text:style-name="T129">in</text:span><text:span text:style-name="T128">to a group:</text:span><text:span text:style-name="T131"> <text:s text:c="2"/></text:span><text:span text:style-name="T20">usermod -G group_to_be_added user_you_want_to_add</text:span></text:p>
      <text:p text:style-name="P226"><text:soft-page-break/><text:span text:style-name="T177">usermod</text:span> -G <text:span text:style-name="T178">finance cloud_user</text:span></text:p>
      <text:p text:style-name="P226"/>
      <text:p text:style-name="P297">See users inside a group:</text:p>
      <text:p text:style-name="P229">grep finance /etc/group</text:p>
      <text:p text:style-name="P226">finance:x:1004:cloud_user</text:p>
      <text:p text:style-name="P226"/>
      <text:p text:style-name="P39"><text:span text:style-name="T128">newgrp:</text:span> <text:span text:style-name="T23">I’m going to create a few files and folders and I want these files and folders to be owned by another group that is not the one I have by default.</text:span></text:p>
      <text:p text:style-name="P251"/>
      <text:p text:style-name="P251">So I can use the newgrp command to say, all the files I’m going to create now I want to be owned by the group XXXX insteand of mine.</text:p>
      <text:p text:style-name="P251"/>
      <text:p text:style-name="P251">The new group command will stop working when I close the current cli session, but the files will keep the permissions assigned for newgrp of course.</text:p>
      <text:p text:style-name="P251"/>
      <text:p text:style-name="P40"><text:span text:style-name="T95">Example:</text:span><text:span text:style-name="T3"> I want all the files I’m going to create to be owned by the group </text:span>sales: <text:s text:c="6"/><text:span text:style-name="T3">newgrp sales</text:span></text:p>
      <text:p text:style-name="P39"><text:s text:c="4"/></text:p>
      <text:p text:style-name="P298">Change permissions in Octal:</text:p>
      <text:p text:style-name="P226"/>
      <text:p text:style-name="P234">write = 4</text:p>
      <text:p text:style-name="P234">read = 2</text:p>
      <text:p text:style-name="P234">execution= 1</text:p>
      <text:p text:style-name="P226"/>
      <text:p text:style-name="P226"><text:s/></text:p>
      <text:p text:style-name="P36"><text:span text:style-name="T128">setuid, setgid: </text:span><text:span text:style-name="T125"><text:s text:c="2"/></text:span><text:span text:style-name="T21">26’</text:span></text:p>
      <text:p text:style-name="P37"><text:span text:style-name="T22">Let’s you to e</text:span><text:span text:style-name="T3">xecute programs with the permission of the owner of the file not as myself</text:span></text:p>
      <text:p text:style-name="P249"/>
      <text:p text:style-name="P131">Example: <text:s/></text:p>
      <text:p text:style-name="P237">/usr/bin/<text:span text:style-name="T48">passwd</text:span> <text:span text:style-name="T188">lets you to change your password, but the owner and the group is root:</text:span></text:p>
      <text:p text:style-name="P236"/>
      <text:p text:style-name="P236">-rw<text:span text:style-name="T48">s</text:span>r-xr-x. 1 <text:span text:style-name="T48">root</text:span> <text:span text:style-name="T48">root</text:span> 33600 Apr <text:s/>7 03:08 /usr/bin/passwd</text:p>
      <text:p text:style-name="P236"/>
      <text:p text:style-name="P238">This is when the setuid and setgid comes in.</text:p>
      <text:p text:style-name="P238"/>
      <text:p text:style-name="P46">How to set it: </text:p>
      <text:p text:style-name="P47"><text:span text:style-name="T197">REMEMBER </text:span><text:span text:style-name="T25">the user and group have to have rwx permissions to make effective the setuid and setgid. If the permissions are correct you will see the s in lower case. </text:span></text:p>
      <text:p text:style-name="P47"><text:span text:style-name="T25">If have incorrect permissions you will see a capital S and the setuid or setgid </text:span><text:span text:style-name="T26">and won’t work.</text:span></text:p>
      <text:p text:style-name="P45"/>
      <text:p text:style-name="P243"><text:tab/><text:span text:style-name="T48">Symbolic notation: <text:s text:c="3"/></text:span></text:p>
      <text:p text:style-name="P243"><text:span text:style-name="T48"><text:tab/><text:tab/></text:span>sudo chmod ug+s myfile</text:p>
      <text:p text:style-name="P238"><text:tab/><text:tab/>-rw<text:span text:style-name="T48">S</text:span>rw<text:span text:style-name="T48">S</text:span>r--. 1 root <text:s text:c="6"/>root <text:s text:c="7"/>0 Aug 29 19:15 myfile</text:p>
      <text:p text:style-name="P238"><text:tab/></text:p>
      <text:p text:style-name="P238"><text:tab/><text:span text:style-name="T68">In octal: <text:s/></text:span><text:span text:style-name="T197">We can see woth s in lower case, this works.</text:span></text:p>
      <text:p text:style-name="P244"><text:span text:style-name="T48"><text:tab/><text:tab/></text:span>chmod 6770 file</text:p>
      <text:p text:style-name="P241"><text:tab/><text:tab/>-rw<text:span text:style-name="T48">s</text:span>rw<text:span text:style-name="T48">s</text:span>---. 1 cloud_user cloud_user 0 Sep 10 13:22 file<text:tab/></text:p>
      <text:p text:style-name="P239"><text:tab/><text:tab/></text:p>
      <text:p text:style-name="P239"><text:tab/><text:tab/><text:span text:style-name="T198">Now removing rwx permissions to user and group we can see the capital S meaning <text:tab/><text:tab/>that the setuid and setguid won’t work:</text:span></text:p>
      <text:p text:style-name="P240"><text:tab/><text:tab/> <text:span text:style-name="T190">chmod 6000 myfile</text:span></text:p>
      <text:p text:style-name="P248"><text:tab/><text:tab/>---S--S---. 1 cloud_user cloud_user 0 Sep 10 13:22 file<text:tab/></text:p>
      <text:p text:style-name="P239"/>
      <text:p text:style-name="P245"><text:soft-page-break/>4 = setuid on the user</text:p>
      <text:p text:style-name="P245">2 = setuid on the group</text:p>
      <text:p text:style-name="P242"><text:span text:style-name="T189">6 = group and user</text:span><text:tab/></text:p>
      <text:p text:style-name="P242"><text:span text:style-name="T199">1 = sticky bit</text:span><text:tab/></text:p>
      <text:p text:style-name="P238"/>
      <text:p text:style-name="P235"/>
      <text:p text:style-name="P235"/>
      <text:p text:style-name="P246">How to find setuid </text:p>
      <text:p text:style-name="P235"><text:s/>sudo find /usr/bin/* -user root -perm -4000 -exec ls -ldb {} \; &gt;/tmp/filename</text:p>
      <text:p text:style-name="P304"/>
      <text:p text:style-name="P144">From linx bible:</text:p>
      <text:p text:style-name="P303"/>
      <text:p text:style-name="P303">When you list (ls -l) a file/folder you can see <text:span text:style-name="T192">s</text:span> instead of <text:span text:style-name="T192">x</text:span> (executable) <text:span text:style-name="T193">on the owner , group, or both (-rw</text:span><text:span text:style-name="T69">s</text:span><text:span text:style-name="T193">r-</text:span><text:span text:style-name="T69">s</text:span><text:span text:style-name="T24">r</text:span><text:span text:style-name="T193">-x) </text:span></text:p>
      <text:p text:style-name="P303"/>
      <text:p text:style-name="P303">This means that <text:span text:style-name="T194">the application can be run by </text:span><text:span text:style-name="T70">any</text:span><text:span text:style-name="T194"> user or group but the ownership of running process belongs to the file’s owner.</text:span></text:p>
      <text:p text:style-name="P305"/>
      <text:p text:style-name="P42">Example:</text:p>
      <text:p text:style-name="P305"><text:span text:style-name="T90">/bin/</text:span><text:span text:style-name="T103">mount</text:span><text:span text:style-name="T104"> have -rw</text:span><text:span text:style-name="T103">s</text:span><text:span text:style-name="T104">r-xr-x </text:span></text:p>
      <text:p text:style-name="P305"/>
      <text:p text:style-name="P305">Any user can run mount to see the mounted devices but only root (the owner of the file) can execute it to mount devices.</text:p>
      <text:p text:style-name="P305"/>
      <text:p text:style-name="P306"><text:span text:style-name="T48">Set it up and remove it:</text:span> <text:s text:c="2"/><text:span text:style-name="T195">The file/folder </text:span><text:span text:style-name="T100">have to have 77</text:span><text:span text:style-name="T101">x</text:span><text:span text:style-name="T100"> permissions before</text:span><text:span text:style-name="T195"> to be enabled. If not an S(capital S) will appear and won’t work.</text:span></text:p>
      <text:p text:style-name="P306"/>
      <text:p text:style-name="P43">SETUID: <text:s/>4</text:p>
      <text:p text:style-name="P307">chmod 4777 file/folder <text:s/>→ octal</text:p>
      <text:p text:style-name="P307">chmod u+s file/folder <text:s text:c="2"/>change it to – <text:span text:style-name="T196">(minus)</text:span> to remove it</text:p>
      <text:p text:style-name="P306"/>
      <text:p text:style-name="P43">SETGUID: <text:s/>2</text:p>
      <text:p text:style-name="P308">chmod 2777 file/folder</text:p>
      <text:p text:style-name="P307">chmod g<text:span text:style-name="T196">+s file/folder</text:span></text:p>
      <text:p text:style-name="P307"/>
      <text:p text:style-name="P44">TIPS:</text:p>
      <text:p text:style-name="P308">Set everything (setuid,setgid and sticky bit): <text:s/>chmod 7777 file/folder <text:s/>→ -rwsrrwsrwt</text:p>
      <text:p text:style-name="P308">Set uid and sticky bit: <text:s/>chmod 6777 file</text:p>
      <text:p text:style-name="P308">Set gid and sticky bit: <text:s/>chmod 5777 file</text:p>
      <text:p text:style-name="P307"/>
      <text:p text:style-name="P307">Find all setuid and setgid:</text:p>
      <text:p text:style-name="P254">find / -type f -perm /6000 -exec stat -c "%A %a %n" {} \;</text:p>
      <text:p text:style-name="P235"/>
      <text:p text:style-name="P299"/>
      <text:p text:style-name="P38"><text:span text:style-name="T130">S</text:span><text:span text:style-name="T128">ticky </text:span><text:span text:style-name="T130">B</text:span><text:span text:style-name="T128">it:</text:span><text:span text:style-name="T125"> <text:s/></text:span><text:span text:style-name="T181">REMEMBER </text:span><text:span text:style-name="T182">the others group must have rwx permissions to make the sticky bit working. If have the right permissions you will see a lower case t. If are incorrect will have an uppercase T.</text:span></text:p>
      <text:p text:style-name="P250"/>
      <text:p text:style-name="P247">Prevents an user for deleting a file.</text:p>
      <text:p text:style-name="P247"><text:span text:style-name="T191">O</text:span>n directories prevents to rename and removing the directory unless the user owns the file.</text:p>
      <text:p text:style-name="P227"><text:s/></text:p>
      <text:p text:style-name="P227"><text:tab/><text:span text:style-name="T67">Symbolic notation:</text:span></text:p>
      <text:p text:style-name="P227"><text:soft-page-break/><text:tab/><text:tab/><text:span text:style-name="T190">chmod +t file</text:span></text:p>
      <text:p text:style-name="P227"><text:tab/><text:tab/><text:span text:style-name="T190">chmod - t file</text:span></text:p>
      <text:p text:style-name="P227"/>
      <text:p text:style-name="P227"><text:tab/><text:tab/>chmod o+rwxt file</text:p>
      <text:p text:style-name="P227"><text:tab/><text:tab/>-------rwt. 1 cloud_user cloud_user 0 Sep 10 13:22 file</text:p>
      <text:p text:style-name="P227"/>
      <text:p text:style-name="P227"><text:tab/><text:span text:style-name="T67">Octal:</text:span></text:p>
      <text:p text:style-name="P227"><text:tab/><text:tab/>chmod 000 file </text:p>
      <text:p text:style-name="P227"><text:tab/><text:tab/>----------. 1 cloud_user cloud_user 0 Sep 10 13:22 file</text:p>
      <text:p text:style-name="P227"/>
      <text:p text:style-name="P227"><text:tab/><text:tab/><text:span text:style-name="T200">Lower case t → sticky bit will work</text:span></text:p>
      <text:p text:style-name="P227"><text:tab/><text:tab/>chmod 1007 file</text:p>
      <text:p text:style-name="P227"><text:tab/><text:tab/>-------rwt. 1 cloud_user cloud_user 0 Sep 10 13:22 file</text:p>
      <text:p text:style-name="P227"><text:tab/><text:tab/></text:p>
      <text:p text:style-name="P227"><text:tab/><text:tab/><text:span text:style-name="T200">Upper case T, won’t work</text:span></text:p>
      <text:p text:style-name="P227"><text:tab/><text:tab/>chmod 1000 file</text:p>
      <text:p text:style-name="P227"><text:tab/><text:tab/>---------T. 1 cloud_user cloud_user 0 Sep 10 13:22 file</text:p>
      <text:p text:style-name="P227"><text:tab/><text:tab/></text:p>
      <text:p text:style-name="P316"/>
      <text:p text:style-name="P227"/>
      <text:p text:style-name="P252"><text:span text:style-name="T48">UMASK</text:span>: User mask</text:p>
      <text:p text:style-name="P227"/>
      <text:p text:style-name="P301">Umask generate the permissions by default when you are creating directories or files.</text:p>
      <text:p text:style-name="P302"/>
      <text:p text:style-name="P41">To change the value:</text:p>
      <text:p text:style-name="P301"/>
      <text:list xml:id="list1932300334" text:style-name="L2">
        <text:list-item>
          <text:p text:style-name="P322">umask &lt;number&gt; <text:s text:c="2"/>→ example: <text:s/>umask 777 <text:s text:c="2"/>(this will only work on the current cli)</text:p>
        </text:list-item>
        <text:list-item>
          <text:p text:style-name="P323">On your ~/.bashrc <text:s/>→ to do the change permament</text:p>
        </text:list-item>
      </text:list>
      <text:p text:style-name="P253"/>
      <text:p text:style-name="P227"/>
      <text:p text:style-name="P48">Octal value : Permission</text:p>
      <text:p text:style-name="P227">0 : read, write and execute</text:p>
      <text:p text:style-name="P227">1 : read and write</text:p>
      <text:p text:style-name="P227">2 : read and execute</text:p>
      <text:p text:style-name="P227">3 : read only</text:p>
      <text:p text:style-name="P227">4 : write and execute</text:p>
      <text:p text:style-name="P227">5 : write only</text:p>
      <text:p text:style-name="P227">6 : execute only</text:p>
      <text:p text:style-name="P227">7 : no permissions</text:p>
      <text:p text:style-name="P227"/>
      <text:p text:style-name="P49">Symbolic values:</text:p>
      <text:p text:style-name="P255">r : read</text:p>
      <text:p text:style-name="P255">w : write</text:p>
      <text:p text:style-name="P255">x : execute</text:p>
      <text:p text:style-name="P255">u : User ownership (user who owns the file)</text:p>
      <text:p text:style-name="P255">g : group ownership (the permissions granted to other users who are members of the file’s group)</text:p>
      <text:p text:style-name="P255">o : other ownership (the permissions granted to users that are in neither of the two preceding categories)</text:p>
      <text:p text:style-name="P227"/>
      <text:p text:style-name="P227">The following command will set umask to 077, <text:span text:style-name="T201">which will be: <text:s/>-rw——-</text:span></text:p>
      <text:p text:style-name="P227">umask u=rwx,g=,o=</text:p>
      <text:p text:style-name="P227"/>
      <text:p text:style-name="P227"><text:soft-page-break/></text:p>
      <text:p text:style-name="P227"/>
      <text:p text:style-name="P227"/>
      <text:p text:style-name="P316"/>
      <text:p text:style-name="P227"/>
      <text:p text:style-name="P12">Finding Files with Locate and Find:</text:p>
      <text:p text:style-name="P227"/>
      <text:p text:style-name="P50">Locate: <text:span text:style-name="T3">In cache searching mechanism. </text:span><text:span text:style-name="T27">Caches all the files inside our enviroment inside a db.</text:span></text:p>
      <text:p text:style-name="P51"><text:span text:style-name="T27">W</text:span><text:span text:style-name="T3">ill show you the directories that contain the word you are searching.</text:span></text:p>
      <text:p text:style-name="P262"/>
      <text:p text:style-name="P51"><text:span text:style-name="T27">l</text:span><text:span text:style-name="T3">ocate my_</text:span><text:span text:style-name="T28">file</text:span></text:p>
      <text:p text:style-name="P263"/>
      <text:p text:style-name="P263">The locate db is updated once a day by a chron job. If you installed a program won’t be catched up by locate.</text:p>
      <text:p text:style-name="P51"><text:span text:style-name="T3">You have to update the database by running: <text:s/></text:span>updatedb</text:p>
      <text:p text:style-name="P262"/>
      <text:p text:style-name="P52">Find:<text:span text:style-name="T3"> Search for type of files, </text:span><text:span text:style-name="T29">directory, </text:span><text:span text:style-name="T3">time modified, permissions,</text:span><text:span text:style-name="T29">etc,etc.</text:span></text:p>
      <text:p text:style-name="P264"/>
      <text:p text:style-name="P265">find . <text:s/>→ search in the current directory</text:p>
      <text:p text:style-name="P265"/>
      <text:p text:style-name="P265">find / <text:s text:c="2"/>→ search in the root directory.</text:p>
      <text:p text:style-name="P264"/>
      <text:p text:style-name="P264">find /etc/ -name motd <text:s/>→ search in /etc for the file of the name motd</text:p>
      <text:p text:style-name="P264"/>
      <text:p text:style-name="P227">find /etc/ -user root <text:s text:c="3"/>→<text:span text:style-name="T202"> look in /etc for all the files owned by root</text:span></text:p>
      <text:p text:style-name="P227"/>
      <text:p text:style-name="P256">find / <text:s/>-mtime -3 <text:s text:c="2"/>→ find in the root directory all files modified within the last 3 days.</text:p>
      <text:p text:style-name="P257">You can use stat command to see last time the file was modified:</text:p>
      <text:p text:style-name="P257">stat /etc/java/security</text:p>
      <text:p text:style-name="P310"><text:s text:c="2"/>File: /etc/java/security</text:p>
      <text:p text:style-name="P310"><text:s text:c="2"/>Size: 24 <text:s text:c="7"/><text:tab/>Blocks: 0 <text:s text:c="9"/>IO Block: 4096 <text:s text:c="2"/>directory</text:p>
      <text:p text:style-name="P310">Device: 10302h/66306d<text:tab/>Inode: 4194613 <text:s text:c="4"/>Links: 3</text:p>
      <text:p text:style-name="P310">Access: (0755/drwxr-xr-x) <text:s/>Uid: ( <text:s text:c="3"/>0/ <text:s text:c="3"/>root) <text:s text:c="2"/>Gid: ( <text:s text:c="3"/>0/ <text:s text:c="3"/>root)</text:p>
      <text:p text:style-name="P310">Context: system_u:object_r:etc_t:s0</text:p>
      <text:p text:style-name="P310">Access: 2020-09-11 14:30:10.376923090 +0000</text:p>
      <text:p text:style-name="P310">Modify: 2020-08-28 18:51:19.227484706 +0000</text:p>
      <text:p text:style-name="P310">Change: 2020-08-28 18:51:19.227484706 +0000</text:p>
      <text:p text:style-name="P310"><text:s/>Birth: -</text:p>
      <text:p text:style-name="P227"/>
      <text:p text:style-name="P258">find / -user jeff -type f <text:s text:c="2"/>→ files</text:p>
      <text:p text:style-name="P258">find / -user jeff -type d <text:s text:c="2"/>→ directories</text:p>
      <text:p text:style-name="P227"/>
      <text:p text:style-name="P259">find / -user jeff -type f -<text:span text:style-name="T203">exec cat {} \;</text:span></text:p>
      <text:p text:style-name="P261"><text:span text:style-name="T48">{}</text:span> represents the file that is returned.</text:p>
      <text:p text:style-name="P227"/>
      <text:p text:style-name="P260">find / -user jeff -type f -<text:span text:style-name="T203">exec cp {} /home/mary \; <text:s/>→ copy all the files from jeff into Mary’s home directory.</text:span></text:p>
      <text:p text:style-name="P260"/>
      <text:p text:style-name="P227"/>
      <text:p text:style-name="P227"/>
      <text:p text:style-name="P227"/>
      <text:p text:style-name="P227"/>
      <text:p text:style-name="P227"/>
      <text:p text:style-name="P227"/>
      <text:p text:style-name="P227"/>
      <text:p text:style-name="P227"><text:soft-page-break/></text:p>
      <text:p text:style-name="P227"/>
      <text:p text:style-name="P227"/>
      <text:p text:style-name="P227"/>
      <text:p text:style-name="P227"/>
      <text:p text:style-name="P316"/>
      <text:p text:style-name="P227"/>
      <text:p text:style-name="P266"><text:a xlink:type="simple" xlink:href="https://www.redhat.com/en/services/training/ex200-red-hat-certified-system-administrator-rhcsa-exam?section=Objectives" text:style-name="Internet_20_link" text:visited-style-name="Visited_20_Internet_20_Link"><text:span text:style-name="T80">Study Points for the Exam:</text:span></text:a></text:p>
      <text:p text:style-name="P227"/>
      <text:p text:style-name="P227"/>
      <text:p text:style-name="P12">Operate running systems:</text:p>
      <text:p text:style-name="P227"/>
      <text:p text:style-name="P48">Boot systems into different targets manually</text:p>
      <text:p text:style-name="P48">Interrupt the boot process in order to gain access to a system</text:p>
      <text:p text:style-name="P227"/>
      <text:p text:style-name="P267"><text:span text:style-name="T48">BIOS: </text:span>Basic Input Output System. Manages everything from powering on the computer until the OS is loaded. Also manages the power to the CPU and handles RAM timings configuration. </text:p>
      <text:p text:style-name="P268">The BIOS is old and has been substituted by UEFI</text:p>
      <text:p text:style-name="P268"/>
      <text:p text:style-name="P268"><text:span text:style-name="T48">UEFI:</text:span> <text:span text:style-name="T204">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268"/>
      <text:p text:style-name="P269"><text:span text:style-name="T48">GRUB2: <text:s/></text:span><text:span text:style-name="T205">Grand Unified Bootloader version2.</text:span></text:p>
      <text:p text:style-name="P269">Once the bios finishes it’s self tests and does his part of the boot process, it hands off the next step to the <text:span text:style-name="T205">boot device, this is typically a disk.</text:span></text:p>
      <text:p text:style-name="P269"/>
      <text:p text:style-name="P270">Grub2 is installed in the hard disk and know where on the hard disk the beginning of the OS is.</text:p>
      <text:p text:style-name="P270"/>
      <text:p text:style-name="P271">Grub will present a list of available kernels to you to boot into, <text:span text:style-name="T206">this is the </text:span><text:span text:style-name="T72">GRUB MENU </text:span><text:span text:style-name="T73">or GRUB PROMPT</text:span>. </text:p>
      <text:p text:style-name="P275">You can also interact with GRUB menu to specify a different, non-configured kernel to boot into.</text:p>
      <text:p text:style-name="P271"><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soft-page-break/></text:p>
      <text:p text:style-name="P271"/>
      <text:p text:style-name="P271"/>
      <text:p text:style-name="P271"/>
      <text:p text:style-name="P271"/>
      <text:p text:style-name="P271"/>
      <text:p text:style-name="P272"><text:span text:style-name="T48">Edit the kernel: </text:span>In the grub menu you can<text:span text:style-name="T48"> press E </text:span>to configure different options of the kernel:</text:p>
      <text:p text:style-name="P272"><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284">linux ($root)/vmlinuz … is the line that tells the GRUB to start the kernel.</text:p>
      <text:p text:style-name="P285">You can start to remove <text:span text:style-name="T92">rhgb </text:span><text:span text:style-name="T104">and</text:span><text:span text:style-name="T90"> </text:span><text:span text:style-name="T92">quiet</text:span><text:span text:style-name="T90">. </text:span><text:span text:style-name="T106">These arguments hide boot messages.</text:span></text:p>
      <text:p text:style-name="P286"/>
      <text:p text:style-name="P287">After editing you can start the kernel with Ctrl + <text:span text:style-name="T215">X</text:span></text:p>
      <text:p text:style-name="P287"/>
      <text:p text:style-name="P288"><text:span text:style-name="T216">The arguments modified are not persistent and will appear in the next boot.</text:span> To make the changes to persist you have to modify the /etc/default/grub file and then grub2.mkconfig</text:p>
      <text:p text:style-name="P272"/>
      <text:p text:style-name="P272"/>
      <text:p text:style-name="P53"><text:soft-page-break/>Get into GRUB command prompt: <text:s/><text:span text:style-name="T30">You can go to the GRUB commmand prompt by pressing </text:span>C</text:p>
      <text:p text:style-name="P227"><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227"/>
      <text:p text:style-name="P273"><text:span text:style-name="T48">ls</text:span> → shows you all the partitions.</text:p>
      <text:p text:style-name="P273"><text:span text:style-name="T48">search.file /grub2/grub.cfg <text:s/></text:span>→ tells you which partition have grub.cfg file.</text:p>
      <text:p text:style-name="P274"><text:span text:style-name="T48">cat (hd0,msdos1)/grub2/grub.cfg </text:span>→ shows you the configuration of the grub config file</text:p>
      <text:p text:style-name="P274"/>
      <text:p text:style-name="P274"/>
      <text:p text:style-name="P276"><text:span text:style-name="T48">Grub2 </text:span>is installed in the boot sector of the hard drive and is configured to load the kernel and the initramfs.</text:p>
      <text:list xml:id="list505509754" text:style-name="L3">
        <text:list-item>
          <text:p text:style-name="P324"><text:span text:style-name="T48">Kernel:</text:span> <text:s/><text:span text:style-name="T207">Allows users to interact with the hardware that is installed in the server.</text:span></text:p>
          <text:p text:style-name="P325"/>
        </text:list-item>
        <text:list-item>
          <text:p text:style-name="P326"><text:span text:style-name="T48">Initramfs:</text:span> Contains drivers <text:span text:style-name="T208">that are needed to start the server. It contains a mini file system that is mounted during boot. In it are kernel modules needed during the rest of the boot process, for instance lvm and scsi modules. </text:span></text:p>
          <text:p text:style-name="P326"/>
          <text:p text:style-name="P327">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281"/>
      <text:p text:style-name="P59">Exam tip</text:p>
      <text:p text:style-name="P54">Grub2 configuration files:<text:span text:style-name="T3"> </text:span><text:span text:style-name="T31">To apply changes to the grub2 configuration the starting point is:</text:span></text:p>
      <text:p text:style-name="P56">/etc/default/grub </text:p>
      <text:p text:style-name="P279"/>
      <text:p text:style-name="P55"><text:span text:style-name="T31">W</text:span><text:span text:style-name="T3">hich have options to tell grub2 what to do and how to do it. </text:span><text:span text:style-name="T32">This file is the most important part of grub2 configuration.</text:span></text:p>
      <text:p text:style-name="P279"/>
      <text:p text:style-name="P116">GRUB_TIMEOUT=1</text:p>
      <text:p text:style-name="P116">GRUB_DISTRIBUTOR="$(sed 's, release .*$,,g' /etc/system-release)"</text:p>
      <text:p text:style-name="P116">GRUB_DEFAULT=saved</text:p>
      <text:p text:style-name="P116">GRUB_DISABLE_SUBMENU=true</text:p>
      <text:p text:style-name="P116">GRUB_TERMINAL_OUTPUT="console"</text:p>
      <text:p text:style-name="P118"><text:span text:style-name="T209">GRUB_CMDLINE_LINUX</text:span><text:span text:style-name="T31">="console=ttyS0,115200n8 no_timer_check net.ifnames=0 nvme_core.io_timeout=4294967295 nvme_core.max_retries=10 crashkernel=auto"</text:span></text:p>
      <text:p text:style-name="P116">GRUB_DISABLE_RECOVERY="true"</text:p>
      <text:p text:style-name="P116">GRUB_ENABLE_BLSCFG=true</text:p>
      <text:p text:style-name="P277"/>
      <text:p text:style-name="P106"><text:span text:style-name="T209">GRUB_CMDLINE_LINUX:</text:span><text:span text:style-name="T31"> </text:span><text:span text:style-name="T33">This is the most imporant part of the /etc/defaul/grub. </text:span><text:span text:style-name="T34">Contain boot arguments for the kernel in the server.</text:span></text:p>
      <text:p text:style-name="P92"/>
      <text:p text:style-name="P107"><text:span text:style-name="T34">r</text:span><text:span text:style-name="T3">hgb and quiet → remove them to see the output when you start the server.</text:span></text:p>
      <text:p text:style-name="P92"/>
      <text:p text:style-name="P106"><text:span text:style-name="T211">GRUB_TIMEOUT:</text:span><text:span text:style-name="T34"> </text:span><text:span text:style-name="T35">Is the time that waits in the grub menu to load the default kernel. </text:span></text:p>
      <text:p text:style-name="P93">By defauld is 5 second, GRUB_TIMEOUT=5</text:p>
      <text:p text:style-name="P93"><text:soft-page-break/></text:p>
      <text:p text:style-name="P93">Changing it to 0 without displaying the menu. <text:s text:c="2"/>Set to -1 to wait indefinitelly.</text:p>
      <text:p text:style-name="P93"/>
      <text:p text:style-name="P228"/>
      <text:p text:style-name="P278"><text:span text:style-name="T71">Other c</text:span><text:span text:style-name="T48">onfiguration files:</text:span> <text:span text:style-name="T210">In </text:span>/etc/grub.d/ <text:span text:style-name="T210">there are other conf files </text:span>that are long and complicated shell code that you won’t need to touch.</text:p>
      <text:p text:style-name="P227"/>
      <text:p text:style-name="P57">How to do modifications:</text:p>
      <text:list xml:id="list3772145623" text:style-name="L4">
        <text:list-item>
          <text:p text:style-name="P328">Go to <text:span text:style-name="T90">/etc/</text:span><text:span text:style-name="T104">default/grub file.</text:span></text:p>
        </text:list-item>
        <text:list-item>
          <text:p text:style-name="P328"><text:span text:style-name="T104">Do the proper modifications, like removing </text:span><text:span text:style-name="T185">r</text:span><text:span text:style-name="T184">hgb and quiet.</text:span></text:p>
        </text:list-item>
        <text:list-item>
          <text:p text:style-name="P321">Save the changes.</text:p>
        </text:list-item>
        <text:list-item>
          <text:p text:style-name="P321">Apply the changes. </text:p>
        </text:list-item>
      </text:list>
      <text:list xml:id="list1993872220" text:style-name="L5">
        <text:list-item>
          <text:list>
            <text:list-item>
              <text:p text:style-name="P329"><text:span text:style-name="T183">BIOS</text:span><text:span text:style-name="T184">: <text:s/>grub2.mkconfig &gt; /boot/grub2/grub.cfg</text:span></text:p>
            </text:list-item>
            <text:list-item>
              <text:p text:style-name="P329"><text:span text:style-name="T183">UEFI</text:span><text:span text:style-name="T184">: <text:s/>grub2.mkconfig &gt; /boot/efi/EFI/redhat/grub.cfg</text:span></text:p>
            </text:list-item>
            <text:list-item>
              <text:p text:style-name="P330"><text:span text:style-name="T184">or grub2.mkconfig -o </text:span><text:span text:style-name="T186">/boot/grub2/grub.cfg</text:span></text:p>
            </text:list-item>
          </text:list>
        </text:list-item>
      </text:list>
      <text:p text:style-name="P282"/>
      <text:p text:style-name="P58">The thing works like this:</text:p>
      <text:p text:style-name="P123"/>
      <text:p text:style-name="P311">/etc/grub.d/ <text:tab/><text:tab/>→ contains all the necessary scripts to generate the grub.cfg file.</text:p>
      <text:p text:style-name="P283"><text:span text:style-name="T104">/boot/grub2/grub.cfg <text:s/>→</text:span><text:span text:style-name="T105"> is where the main grub config file is searched by the BIOS/UEFI in the <text:tab/><text:tab/><text:tab/> <text:s text:c="4"/>master disk when bootinng</text:span></text:p>
      <text:p text:style-name="P311">/etc/default/grub <text:s/><text:tab/>→ Is a text file that you can modify to do changes in grub. </text:p>
      <text:p text:style-name="P283"><text:span text:style-name="T105"><text:tab/><text:tab/><text:tab/> <text:s text:c="4"/>grub2.mkconfig &gt; </text:span><text:span text:style-name="T104">/boot/grub2/grub.cfg </text:span><text:span text:style-name="T105">will apply these changes.</text:span></text:p>
      <text:p text:style-name="P311"><text:tab/><text:tab/><text:tab/> <text:s text:c="4"/></text:p>
      <text:p text:style-name="P280"><text:span text:style-name="T48">See manual of booting processes:</text:span> man 7 bootparam</text:p>
      <text:p text:style-name="P227"/>
      <text:p text:style-name="P300">Boot Procedure:</text:p>
      <text:p text:style-name="P227"/>
      <text:list xml:id="list3937304799" text:style-name="L6">
        <text:list-item>
          <text:p text:style-name="P331"><text:span text:style-name="T48">POST</text:span>: <text:s/>Power On Self Test. Machine powered on. From the system firmware, BIOS or UEFI, the POST is executed and the hardware required to start the system is initialized.</text:p>
          <text:p text:style-name="P351"/>
        </text:list-item>
        <text:list-item>
          <text:p text:style-name="P331"><text:span text:style-name="T48">Bootable device located</text:span> by BIOS/UEFI.</text:p>
          <text:p text:style-name="P351"/>
        </text:list-item>
        <text:list-item>
          <text:p text:style-name="P331"><text:span text:style-name="T48">Loading boot loader</text:span>, from the bootable device a boot loader is located, GRUB2.</text:p>
          <text:p text:style-name="P352"/>
        </text:list-item>
        <text:list-item>
          <text:p text:style-name="P352">Loading the kernel:<text:span text:style-name="T3"> </text:span><text:span text:style-name="T36">Grub2 may present a boot menu or can be configured to automatically start the default kernel/OS. To load linux the kernel is loaded all toguether with initramfs.</text:span></text:p>
          <text:p text:style-name="P353"/>
        </text:list-item>
        <text:list-item>
          <text:p text:style-name="P353"><text:span text:style-name="T212">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354"/>
        </text:list-item>
        <text:list-item>
          <text:p text:style-name="P354"><text:span text:style-name="T213">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355"/>
        </text:list-item>
        <text:list-item>
          <text:p text:style-name="P355">Switching to the root file system:<text:span text:style-name="T3"> </text:span><text:span text:style-name="T38">The system switches to the root file system that is in the disk and systemd process is loaded from the disk too.</text:span></text:p>
          <text:p text:style-name="P356"/>
        </text:list-item>
        <text:list-item>
          <text:p text:style-name="P356"><text:soft-page-break/><text:span text:style-name="T214">R</text:span>unning the default target:<text:span text:style-name="T3"> <text:s/></text:span><text:span text:style-name="T39">Systemd looks for the default target to execute and run all of its units. <text:s/>A </text:span><text:span text:style-name="T96">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332"/>
      <text:p text:style-name="P332"/>
      <text:p text:style-name="P227"/>
      <text:p text:style-name="P357">Troubleshooting:</text:p>
      <text:p text:style-name="P227"/>
      <text:p text:style-name="P334">Parameters that you can enter into the GRUB boot prompt (pressing E), in the linux ($root) line. </text:p>
      <text:p text:style-name="P334"/>
      <text:p text:style-name="P357">rd.break: <text:span text:style-name="T3">This stops the boot procedure while still in the initramfs stage. Useful for root password <text:tab/> <text:s text:c="5"/>recovery →</text:span><text:span text:style-name="T42"> </text:span><text:span text:style-name="T46">this will be in the exam</text:span></text:p>
      <text:p text:style-name="P357"/>
      <text:p text:style-name="P358">init=/bin/sh <text:span text:style-name="T43">or</text:span></text:p>
      <text:p text:style-name="P358">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227"/>
      <text:p text:style-name="P335"><text:span text:style-name="T74">s</text:span><text:span text:style-name="T48">ystemd.unit=emergency.target</text:span>: Requires root password, enters a mode that loads bare minimum number of Systemd units. <text:span text:style-name="T218">Run systemctl list-units to see the limited number of units loaded.</text:span></text:p>
      <text:p text:style-name="P335"/>
      <text:p text:style-name="P337">Emergency mode is like initd=/bin/sh, you get a shell but almost nothing else, except systemd, is loaded. This could be good to debug, because you will need to start the services one by one.</text:p>
      <text:p text:style-name="P335"/>
      <text:p text:style-name="P336"><text:span text:style-name="T48">systemd.unit=rescue.target</text:span>: Requires root password, <text:span text:style-name="T219">load some more Systemd units.</text:span></text:p>
      <text:p text:style-name="P337">This is equivalent to runlevel 1, sysinit is run, everything is mounted but no normal services are started.</text:p>
      <text:p text:style-name="P227"/>
      <text:p text:style-name="P359"/>
      <text:p text:style-name="P359">Using a Rescue Disk:</text:p>
      <text:p text:style-name="P338">If when you boot you only see a blinking cursor and nothing else happens you will need to use a rescue disk.</text:p>
      <text:p text:style-name="P338"/>
      <text:p text:style-name="P338">When booting from the installation disk you’ll see a<text:span text:style-name="T48"> troubleshooting</text:span> menu item with several options:</text:p>
      <text:list xml:id="list2915529121" text:style-name="L7">
        <text:list-item>
          <text:p text:style-name="P339"><text:span text:style-name="T48">Install Redhat 8</text:span> in basic graphics: Don’t use it to troubleshoot. This installs redhat if your normal graphic environment doesn’t works.</text:p>
          <text:p text:style-name="P339"/>
        </text:list-item>
        <text:list-item>
          <text:p text:style-name="P339"><text:span text:style-name="T48">Rescue <text:s/>Redhat</text:span> enterprise linux: <text:s/>The mo<text:span text:style-name="T220">st flexible rescue system.This is the first option when use a rescue disk.</text:span></text:p>
          <text:p text:style-name="P341"/>
        </text:list-item>
        <text:list-item>
          <text:p text:style-name="P341"><text:span text:style-name="T48">Run Memory test</text:span>: To encounter memory errors.</text:p>
          <text:p text:style-name="P342"/>
        </text:list-item>
        <text:list-item>
          <text:p text:style-name="P360">Boot from local drive:<text:span text:style-name="T3"> </text:span><text:span text:style-name="T44">If you can not boot from Grub on your hard disk, try this option first.</text:span></text:p>
        </text:list-item>
      </text:list>
      <text:p text:style-name="P361"><text:span text:style-name="T44"/></text:p>
      <text:p text:style-name="P361"><text:span text:style-name="T44"/></text:p>
      <text:p text:style-name="P362"/>
      <text:p text:style-name="P340"/>
      <text:p text:style-name="P227"/>
      <text:p text:style-name="P227"/>
      <text:p text:style-name="P227"/>
      <text:p text:style-name="P363"><text:soft-page-break/>Reinstalling GRUB2:</text:p>
      <text:p text:style-name="P344">If the system is bootable do: <text:s text:c="3"/><text:span text:style-name="T221">grub2-install &lt;name_of_the_device&gt;</text:span></text:p>
      <text:p text:style-name="P343">By default the commant installs everything you need, but you can try different options to fine-tune.</text:p>
      <text:p text:style-name="P227"/>
      <text:p text:style-name="P344">If the system is not bootable use a rescue disk – Rescue Red hat enterprise linux – mount the filesystem to /mnt/sysimage <text:s/>, chroot /mnt/sysimage and run <text:span text:style-name="T221">grub2-install &lt;name_of_the_device&gt;</text:span></text:p>
      <text:p text:style-name="P344"/>
      <text:p text:style-name="P364">Fixing initramfs <text:span text:style-name="T222">image</text:span>:</text:p>
      <text:p text:style-name="P345">How it fails: <text:s/>You won’t see the root file system getting mounted or any systemd units started.</text:p>
      <text:p text:style-name="P345"/>
      <text:p text:style-name="P346">To fix it: <text:s/></text:p>
      <text:p text:style-name="P346">dracut <text:s/>→ will create a new initramfs image, but won’t let you to do it if there is an image already.</text:p>
      <text:p text:style-name="P346">dracut --force <text:s/>→ to create the initramfs image even if there is already one.</text:p>
      <text:p text:style-name="P227"/>
      <text:p text:style-name="P347">Use /etc/dracut.conf to specify <text:span text:style-name="T223">what is written into the initramfs.</text:span></text:p>
      <text:p text:style-name="P347"/>
      <text:p text:style-name="P365">Recovering from File System Issues:<text:span text:style-name="T3"> </text:span><text:span text:style-name="T217">Very important to learn this for the exam</text:span></text:p>
      <text:p text:style-name="P347"/>
      <text:p text:style-name="P34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text:soft-page-break/></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23T15:32:07.870154622</dc:date>
    <meta:editing-duration>P1DT17H24M16S</meta:editing-duration>
    <meta:editing-cycles>414</meta:editing-cycles>
    <meta:generator>LibreOffice/6.0.7.3$Linux_X86_64 LibreOffice_project/00m0$Build-3</meta:generator>
    <meta:document-statistic meta:table-count="0" meta:image-count="3" meta:object-count="0" meta:page-count="20" meta:paragraph-count="511" meta:word-count="4716" meta:character-count="28057" meta:non-whitespace-character-count="23226"/>
  </office:meta>
</office:document-meta>
</file>